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DPDK</text:p>
          </table:table-cell>
          <table:table-cell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3]*100" office:value-type="float" office:value="10000" calcext:value-type="float">
            <text:p>10000</text:p>
          </table:table-cell>
          <table:table-cell table:formula="of:=[.B3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3]*(10^9)*[.E3]/8)/[.D3])" office:value-type="float" office:value="195312500" calcext:value-type="float">
            <text:p>195312500</text:p>
          </table:table-cell>
          <table:table-cell table:formula="of:=(MIN(MAX([.D3];64); 1518)- 18) *[.F3]" office:value-type="float" office:value="8984375000" calcext:value-type="float">
            <text:p>8984375000</text:p>
          </table:table-cell>
          <table:table-cell table:formula="of:=[.F3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8984257792" calcext:value-type="float">
            <text:p>8984257792</text:p>
          </table:table-cell>
          <table:table-cell office:value-type="float" office:value="195309952" calcext:value-type="float">
            <text:p>195309952</text:p>
          </table:table-cell>
          <table:table-cell table:formula="of:=[.G3]-[.K3]" office:value-type="float" office:value="117208" calcext:value-type="float">
            <text:p>117208</text:p>
          </table:table-cell>
          <table:table-cell table:formula="of:=[.H3]-[.L3]" office:value-type="float" office:value="2548" calcext:value-type="float">
            <text:p>2548</text:p>
          </table:table-cell>
          <table:table-cell table:formula="of:=([.M3]/[.G3])*100" office:value-type="float" office:value="0.001304576" calcext:value-type="float">
            <text:p>0.001304576</text:p>
          </table:table-cell>
          <table:table-cell table:formula="of:=100*([.N3]/[.H3])" office:value-type="float" office:value="0.001304576" calcext:value-type="float">
            <text:p>0.001304576</text:p>
          </table:table-cell>
          <table:table-cell/>
          <table:table-cell table:formula="of:=[.O3]-[.P3]" office:value-type="float" office:value="0" calcext:value-type="float">
            <text:p>0</text:p>
          </table:table-cell>
          <table:table-cell table:formula="of:=[.H3]-[.J3]" office:value-type="float" office:value="0" calcext:value-type="float">
            <text:p>0</text:p>
          </table:table-cell>
          <table:table-cell table:formula="of:=([.I3] - ([.J3]*14))-[.G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]*100" office:value-type="float" office:value="10000" calcext:value-type="float">
            <text:p>10000</text:p>
          </table:table-cell>
          <table:table-cell table:formula="of:=[.B4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4]*(10^9)*[.E4]/8)/[.D4])" office:value-type="float" office:value="97656250" calcext:value-type="float">
            <text:p>97656250</text:p>
          </table:table-cell>
          <table:table-cell table:formula="of:=(MIN(MAX([.D4];64); 1518)- 18) *[.F4]" office:value-type="float" office:value="10742187500" calcext:value-type="float">
            <text:p>10742187500</text:p>
          </table:table-cell>
          <table:table-cell table:formula="of:=[.F4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0742187500" calcext:value-type="float">
            <text:p>10742187500</text:p>
          </table:table-cell>
          <table:table-cell office:value-type="float" office:value="97656250" calcext:value-type="float">
            <text:p>97656250</text:p>
          </table:table-cell>
          <table:table-cell table:formula="of:=[.G4]-[.K4]" office:value-type="float" office:value="0" calcext:value-type="float">
            <text:p>0</text:p>
          </table:table-cell>
          <table:table-cell table:formula="of:=[.H4]-[.L4]" office:value-type="float" office:value="0" calcext:value-type="float">
            <text:p>0</text:p>
          </table:table-cell>
          <table:table-cell table:formula="of:=([.M4]/[.G4])*100" office:value-type="float" office:value="0" calcext:value-type="float">
            <text:p>0</text:p>
          </table:table-cell>
          <table:table-cell table:formula="of:=100*([.N4]/[.H4])" office:value-type="float" office:value="0" calcext:value-type="float">
            <text:p>0</text:p>
          </table:table-cell>
          <table:table-cell/>
          <table:table-cell table:formula="of:=[.O4]-[.P4]" office:value-type="float" office:value="0" calcext:value-type="float">
            <text:p>0</text:p>
          </table:table-cell>
          <table:table-cell table:formula="of:=[.H4]-[.J4]" office:value-type="float" office:value="0" calcext:value-type="float">
            <text:p>0</text:p>
          </table:table-cell>
          <table:table-cell table:formula="of:=([.I4] - ([.J4]*14))-[.G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]*100" office:value-type="float" office:value="10000" calcext:value-type="float">
            <text:p>10000</text:p>
          </table:table-cell>
          <table:table-cell table:formula="of:=[.B5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5]*(10^9)*[.E5]/8)/[.D5])" office:value-type="float" office:value="48828125" calcext:value-type="float">
            <text:p>48828125</text:p>
          </table:table-cell>
          <table:table-cell table:formula="of:=(MIN(MAX([.D5];64); 1518)- 18) *[.F5]" office:value-type="float" office:value="11621093750" calcext:value-type="float">
            <text:p>11621093750</text:p>
          </table:table-cell>
          <table:table-cell table:formula="of:=[.F5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1621093750" calcext:value-type="float">
            <text:p>11621093750</text:p>
          </table:table-cell>
          <table:table-cell office:value-type="float" office:value="48828125" calcext:value-type="float">
            <text:p>48828125</text:p>
          </table:table-cell>
          <table:table-cell table:formula="of:=[.G5]-[.K5]" office:value-type="float" office:value="0" calcext:value-type="float">
            <text:p>0</text:p>
          </table:table-cell>
          <table:table-cell table:formula="of:=[.H5]-[.L5]" office:value-type="float" office:value="0" calcext:value-type="float">
            <text:p>0</text:p>
          </table:table-cell>
          <table:table-cell table:formula="of:=([.M5]/[.G5])*100" office:value-type="float" office:value="0" calcext:value-type="float">
            <text:p>0</text:p>
          </table:table-cell>
          <table:table-cell table:formula="of:=100*([.N5]/[.H5])" office:value-type="float" office:value="0" calcext:value-type="float">
            <text:p>0</text:p>
          </table:table-cell>
          <table:table-cell/>
          <table:table-cell table:formula="of:=[.O5]-[.P5]" office:value-type="float" office:value="0" calcext:value-type="float">
            <text:p>0</text:p>
          </table:table-cell>
          <table:table-cell table:formula="of:=[.H5]-[.J5]" office:value-type="float" office:value="0" calcext:value-type="float">
            <text:p>0</text:p>
          </table:table-cell>
          <table:table-cell table:formula="of:=([.I5] - ([.J5]*14))-[.G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]*100" office:value-type="float" office:value="10000" calcext:value-type="float">
            <text:p>10000</text:p>
          </table:table-cell>
          <table:table-cell table:formula="of:=[.B6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6]*(10^9)*[.E6]/8)/[.D6])" office:value-type="float" office:value="24414063" calcext:value-type="float">
            <text:p>24414063</text:p>
          </table:table-cell>
          <table:table-cell table:formula="of:=(MIN(MAX([.D6];64); 1518)- 18) *[.F6]" office:value-type="float" office:value="12060547122" calcext:value-type="float">
            <text:p>12060547122</text:p>
          </table:table-cell>
          <table:table-cell table:formula="of:=[.F6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12060547122" calcext:value-type="float">
            <text:p>12060547122</text:p>
          </table:table-cell>
          <table:table-cell office:value-type="float" office:value="24414063" calcext:value-type="float">
            <text:p>24414063</text:p>
          </table:table-cell>
          <table:table-cell table:formula="of:=[.G6]-[.K6]" office:value-type="float" office:value="0" calcext:value-type="float">
            <text:p>0</text:p>
          </table:table-cell>
          <table:table-cell table:formula="of:=[.H6]-[.L6]" office:value-type="float" office:value="0" calcext:value-type="float">
            <text:p>0</text:p>
          </table:table-cell>
          <table:table-cell table:formula="of:=([.M6]/[.G6])*100" office:value-type="float" office:value="0" calcext:value-type="float">
            <text:p>0</text:p>
          </table:table-cell>
          <table:table-cell table:formula="of:=100*([.N6]/[.H6])" office:value-type="float" office:value="0" calcext:value-type="float">
            <text:p>0</text:p>
          </table:table-cell>
          <table:table-cell/>
          <table:table-cell table:formula="of:=[.O6]-[.P6]" office:value-type="float" office:value="0" calcext:value-type="float">
            <text:p>0</text:p>
          </table:table-cell>
          <table:table-cell table:formula="of:=[.H6]-[.J6]" office:value-type="float" office:value="0" calcext:value-type="float">
            <text:p>0</text:p>
          </table:table-cell>
          <table:table-cell table:formula="of:=([.I6] - ([.J6]*14))-[.G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100" office:value-type="float" office:value="10000" calcext:value-type="float">
            <text:p>10000</text:p>
          </table:table-cell>
          <table:table-cell table:formula="of:=[.B7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7]*(10^9)*[.E7]/8)/[.D7])" office:value-type="float" office:value="12207032" calcext:value-type="float">
            <text:p>12207032</text:p>
          </table:table-cell>
          <table:table-cell table:formula="of:=(MIN(MAX([.D7];64); 1518)- 18) *[.F7]" office:value-type="float" office:value="12280274192" calcext:value-type="float">
            <text:p>12280274192</text:p>
          </table:table-cell>
          <table:table-cell table:formula="of:=[.F7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280274192" calcext:value-type="float">
            <text:p>12280274192</text:p>
          </table:table-cell>
          <table:table-cell office:value-type="float" office:value="12207032" calcext:value-type="float">
            <text:p>12207032</text:p>
          </table:table-cell>
          <table:table-cell table:formula="of:=[.G7]-[.K7]" office:value-type="float" office:value="0" calcext:value-type="float">
            <text:p>0</text:p>
          </table:table-cell>
          <table:table-cell table:formula="of:=[.H7]-[.L7]" office:value-type="float" office:value="0" calcext:value-type="float">
            <text:p>0</text:p>
          </table:table-cell>
          <table:table-cell table:formula="of:=([.M7]/[.G7])*100" office:value-type="float" office:value="0" calcext:value-type="float">
            <text:p>0</text:p>
          </table:table-cell>
          <table:table-cell table:formula="of:=100*([.N7]/[.H7])" office:value-type="float" office:value="0" calcext:value-type="float">
            <text:p>0</text:p>
          </table:table-cell>
          <table:table-cell/>
          <table:table-cell table:formula="of:=[.O7]-[.P7]" office:value-type="float" office:value="0" calcext:value-type="float">
            <text:p>0</text:p>
          </table:table-cell>
          <table:table-cell table:formula="of:=[.H7]-[.J7]" office:value-type="float" office:value="0" calcext:value-type="float">
            <text:p>0</text:p>
          </table:table-cell>
          <table:table-cell table:formula="of:=([.I7] - ([.J7]*14))-[.G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]*100" office:value-type="float" office:value="10000" calcext:value-type="float">
            <text:p>10000</text:p>
          </table:table-cell>
          <table:table-cell table:formula="of:=[.B8]/1000"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0" calcext:value-type="float">
            <text:p>10</text:p>
          </table:table-cell>
          <table:table-cell table:formula="of:=CEILING(([.C8]*(10^9)*[.E8]/8)/[.D8])" office:value-type="float" office:value="8234520" calcext:value-type="float">
            <text:p>8234520</text:p>
          </table:table-cell>
          <table:table-cell table:formula="of:=(MIN(MAX([.D8];64); 1518)- 18) *[.F8]" office:value-type="float" office:value="12351780000" calcext:value-type="float">
            <text:p>12351780000</text:p>
          </table:table-cell>
          <table:table-cell table:formula="of:=[.F8]" office:value-type="float" office:value="8234520" calcext:value-type="float">
            <text:p>8234520</text:p>
          </table:table-cell>
          <table:table-cell office:value-type="float" office:value="12467063280" calcext:value-type="float">
            <text:p>12467063280</text:p>
          </table:table-cell>
          <table:table-cell office:value-type="float" office:value="8234520" calcext:value-type="float">
            <text:p>8234520</text:p>
          </table:table-cell>
          <table:table-cell office:value-type="float" office:value="12351780000" calcext:value-type="float">
            <text:p>12351780000</text:p>
          </table:table-cell>
          <table:table-cell office:value-type="float" office:value="8234520" calcext:value-type="float">
            <text:p>8234520</text:p>
          </table:table-cell>
          <table:table-cell table:formula="of:=[.G8]-[.K8]" office:value-type="float" office:value="0" calcext:value-type="float">
            <text:p>0</text:p>
          </table:table-cell>
          <table:table-cell table:formula="of:=[.H8]-[.L8]" office:value-type="float" office:value="0" calcext:value-type="float">
            <text:p>0</text:p>
          </table:table-cell>
          <table:table-cell table:formula="of:=([.M8]/[.G8])*100" office:value-type="float" office:value="0" calcext:value-type="float">
            <text:p>0</text:p>
          </table:table-cell>
          <table:table-cell table:formula="of:=100*([.N8]/[.H8])" office:value-type="float" office:value="0" calcext:value-type="float">
            <text:p>0</text:p>
          </table:table-cell>
          <table:table-cell/>
          <table:table-cell table:formula="of:=[.O8]-[.P8]" office:value-type="float" office:value="0" calcext:value-type="float">
            <text:p>0</text:p>
          </table:table-cell>
          <table:table-cell table:formula="of:=[.H8]-[.J8]" office:value-type="float" office:value="0" calcext:value-type="float">
            <text:p>0</text:p>
          </table:table-cell>
          <table:table-cell table:formula="of:=([.I8] - ([.J8]*14))-[.G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]*100" office:value-type="float" office:value="10000" calcext:value-type="float">
            <text:p>10000</text:p>
          </table:table-cell>
          <table:table-cell table:formula="of:=[.B10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formula="of:=CEILING(([.C10]*(10^9)*[.E10]/8)/[.D10])" office:value-type="float" office:value="585937500" calcext:value-type="float">
            <text:p>585937500</text:p>
          </table:table-cell>
          <table:table-cell table:formula="of:=(MIN(MAX([.D10];64); 1518)- 18) *[.F10]" office:value-type="float" office:value="64453125000" calcext:value-type="float">
            <text:p>64453125000</text:p>
          </table:table-cell>
          <table:table-cell table:formula="of:=[.F10]" office:value-type="float" office:value="585937500" calcext:value-type="float">
            <text:p>585937500</text:p>
          </table:table-cell>
          <table:table-cell office:value-type="float" office:value="72656250000" calcext:value-type="float">
            <text:p>72656250000</text:p>
          </table:table-cell>
          <table:table-cell office:value-type="float" office:value="585937500" calcext:value-type="float">
            <text:p>585937500</text:p>
          </table:table-cell>
          <table:table-cell office:value-type="float" office:value="64453125000" calcext:value-type="float">
            <text:p>64453125000</text:p>
          </table:table-cell>
          <table:table-cell office:value-type="float" office:value="585937500" calcext:value-type="float">
            <text:p>585937500</text:p>
          </table:table-cell>
          <table:table-cell table:formula="of:=[.G10]-[.K10]" office:value-type="float" office:value="0" calcext:value-type="float">
            <text:p>0</text:p>
          </table:table-cell>
          <table:table-cell table:formula="of:=[.H10]-[.L10]" office:value-type="float" office:value="0" calcext:value-type="float">
            <text:p>0</text:p>
          </table:table-cell>
          <table:table-cell table:formula="of:=([.M10]/[.G10])*100" office:value-type="float" office:value="0" calcext:value-type="float">
            <text:p>0</text:p>
          </table:table-cell>
          <table:table-cell table:formula="of:=100*([.N10]/[.H10])" office:value-type="float" office:value="0" calcext:value-type="float">
            <text:p>0</text:p>
          </table:table-cell>
          <table:table-cell/>
          <table:table-cell table:formula="of:=[.O10]-[.P10]" office:value-type="float" office:value="0" calcext:value-type="float">
            <text:p>0</text:p>
          </table:table-cell>
          <table:table-cell table:formula="of:=[.H10]-[.J10]" office:value-type="float" office:value="0" calcext:value-type="float">
            <text:p>0</text:p>
          </table:table-cell>
          <table:table-cell table:formula="of:=([.I10] - ([.J10]*14))-[.G10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ETMAP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]*100" office:value-type="float" office:value="100" calcext:value-type="float">
            <text:p>100</text:p>
          </table:table-cell>
          <table:table-cell table:formula="of:=[.B16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6]*(10^9)*[.E16]/8)/[.D16])" office:value-type="float" office:value="1953125" calcext:value-type="float">
            <text:p>1953125</text:p>
          </table:table-cell>
          <table:table-cell table:formula="of:=(MIN(MAX([.D16];64); 1518)- 18) *[.F16]" office:value-type="float" office:value="89843750" calcext:value-type="float">
            <text:p>89843750</text:p>
          </table:table-cell>
          <table:table-cell table:formula="of:=[.F16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89843750" calcext:value-type="float">
            <text:p>89843750</text:p>
          </table:table-cell>
          <table:table-cell office:value-type="float" office:value="1953125" calcext:value-type="float">
            <text:p>1953125</text:p>
          </table:table-cell>
          <table:table-cell table:formula="of:=[.G16]-[.K16]" office:value-type="float" office:value="0" calcext:value-type="float">
            <text:p>0</text:p>
          </table:table-cell>
          <table:table-cell table:formula="of:=[.H16]-[.L16]" office:value-type="float" office:value="0" calcext:value-type="float">
            <text:p>0</text:p>
          </table:table-cell>
          <table:table-cell table:formula="of:=([.M16]/[.G16])*100" office:value-type="float" office:value="0" calcext:value-type="float">
            <text:p>0</text:p>
          </table:table-cell>
          <table:table-cell table:formula="of:=100*([.N16]/[.H16])" office:value-type="float" office:value="0" calcext:value-type="float">
            <text:p>0</text:p>
          </table:table-cell>
          <table:table-cell/>
          <table:table-cell table:formula="of:=[.O16]-[.P16]" office:value-type="float" office:value="0" calcext:value-type="float">
            <text:p>0</text:p>
          </table:table-cell>
          <table:table-cell table:formula="of:=[.H16]-[.J16]" office:value-type="float" office:value="0" calcext:value-type="float">
            <text:p>0</text:p>
          </table:table-cell>
          <table:table-cell table:formula="of:=([.I16] - ([.J16]*14))-[.G1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]*100" office:value-type="float" office:value="100" calcext:value-type="float">
            <text:p>100</text:p>
          </table:table-cell>
          <table:table-cell table:formula="of:=[.B17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7]*(10^9)*[.E17]/8)/[.D17])" office:value-type="float" office:value="976563" calcext:value-type="float">
            <text:p>976563</text:p>
          </table:table-cell>
          <table:table-cell table:formula="of:=(MIN(MAX([.D17];64); 1518)- 18) *[.F17]" office:value-type="float" office:value="107421930" calcext:value-type="float">
            <text:p>107421930</text:p>
          </table:table-cell>
          <table:table-cell table:formula="of:=[.F17]" office:value-type="float" office:value="976563" calcext:value-type="float">
            <text:p>976563</text:p>
          </table:table-cell>
          <table:table-cell office:value-type="string" calcext:value-type="string">
            <text:p>#</text:p>
          </table:table-cell>
          <table:table-cell office:value-type="float" office:value="976563" calcext:value-type="float">
            <text:p>976563</text:p>
          </table:table-cell>
          <table:table-cell office:value-type="float" office:value="107421930" calcext:value-type="float">
            <text:p>107421930</text:p>
          </table:table-cell>
          <table:table-cell office:value-type="float" office:value="976563" calcext:value-type="float">
            <text:p>976563</text:p>
          </table:table-cell>
          <table:table-cell table:formula="of:=[.G17]-[.K17]" office:value-type="float" office:value="0" calcext:value-type="float">
            <text:p>0</text:p>
          </table:table-cell>
          <table:table-cell table:formula="of:=[.H17]-[.L17]" office:value-type="float" office:value="0" calcext:value-type="float">
            <text:p>0</text:p>
          </table:table-cell>
          <table:table-cell table:formula="of:=([.M17]/[.G17])*100" office:value-type="float" office:value="0" calcext:value-type="float">
            <text:p>0</text:p>
          </table:table-cell>
          <table:table-cell table:formula="of:=100*([.N17]/[.H17])" office:value-type="float" office:value="0" calcext:value-type="float">
            <text:p>0</text:p>
          </table:table-cell>
          <table:table-cell/>
          <table:table-cell table:formula="of:=[.O17]-[.P17]" office:value-type="float" office:value="0" calcext:value-type="float">
            <text:p>0</text:p>
          </table:table-cell>
          <table:table-cell table:formula="of:=[.H17]-[.J17]" office:value-type="float" office:value="0" calcext:value-type="float">
            <text:p>0</text:p>
          </table:table-cell>
          <table:table-cell table:formula="of:=([.I17] - ([.J17]*14))-[.G1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]*100" office:value-type="float" office:value="100" calcext:value-type="float">
            <text:p>100</text:p>
          </table:table-cell>
          <table:table-cell table:formula="of:=[.B18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8]*(10^9)*[.E18]/8)/[.D18])" office:value-type="float" office:value="488282" calcext:value-type="float">
            <text:p>488282</text:p>
          </table:table-cell>
          <table:table-cell table:formula="of:=(MIN(MAX([.D18];64); 1518)- 18) *[.F18]" office:value-type="float" office:value="116211116" calcext:value-type="float">
            <text:p>116211116</text:p>
          </table:table-cell>
          <table:table-cell table:formula="of:=[.F18]" office:value-type="float" office:value="488282" calcext:value-type="float">
            <text:p>488282</text:p>
          </table:table-cell>
          <table:table-cell office:value-type="string" calcext:value-type="string">
            <text:p>#</text:p>
          </table:table-cell>
          <table:table-cell office:value-type="float" office:value="488282" calcext:value-type="float">
            <text:p>488282</text:p>
          </table:table-cell>
          <table:table-cell office:value-type="float" office:value="116211116" calcext:value-type="float">
            <text:p>116211116</text:p>
          </table:table-cell>
          <table:table-cell office:value-type="float" office:value="488282" calcext:value-type="float">
            <text:p>488282</text:p>
          </table:table-cell>
          <table:table-cell table:formula="of:=[.G18]-[.K18]" office:value-type="float" office:value="0" calcext:value-type="float">
            <text:p>0</text:p>
          </table:table-cell>
          <table:table-cell table:formula="of:=[.H18]-[.L18]" office:value-type="float" office:value="0" calcext:value-type="float">
            <text:p>0</text:p>
          </table:table-cell>
          <table:table-cell table:formula="of:=([.M18]/[.G18])*100" office:value-type="float" office:value="0" calcext:value-type="float">
            <text:p>0</text:p>
          </table:table-cell>
          <table:table-cell table:formula="of:=100*([.N18]/[.H18])" office:value-type="float" office:value="0" calcext:value-type="float">
            <text:p>0</text:p>
          </table:table-cell>
          <table:table-cell/>
          <table:table-cell table:formula="of:=[.O18]-[.P18]" office:value-type="float" office:value="0" calcext:value-type="float">
            <text:p>0</text:p>
          </table:table-cell>
          <table:table-cell table:formula="of:=[.H18]-[.J18]" office:value-type="float" office:value="0" calcext:value-type="float">
            <text:p>0</text:p>
          </table:table-cell>
          <table:table-cell table:formula="of:=([.I18] - ([.J18]*14))-[.G1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]*100" office:value-type="float" office:value="100" calcext:value-type="float">
            <text:p>100</text:p>
          </table:table-cell>
          <table:table-cell table:formula="of:=[.B19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9]*(10^9)*[.E19]/8)/[.D19])" office:value-type="float" office:value="244141" calcext:value-type="float">
            <text:p>244141</text:p>
          </table:table-cell>
          <table:table-cell table:formula="of:=(MIN(MAX([.D19];64); 1518)- 18) *[.F19]" office:value-type="float" office:value="120605654" calcext:value-type="float">
            <text:p>120605654</text:p>
          </table:table-cell>
          <table:table-cell table:formula="of:=[.F19]" office:value-type="float" office:value="244141" calcext:value-type="float">
            <text:p>244141</text:p>
          </table:table-cell>
          <table:table-cell office:value-type="string" calcext:value-type="string">
            <text:p>#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0605654" calcext:value-type="float">
            <text:p>120605654</text:p>
          </table:table-cell>
          <table:table-cell office:value-type="float" office:value="244141" calcext:value-type="float">
            <text:p>244141</text:p>
          </table:table-cell>
          <table:table-cell table:formula="of:=[.G19]-[.K19]" office:value-type="float" office:value="0" calcext:value-type="float">
            <text:p>0</text:p>
          </table:table-cell>
          <table:table-cell table:formula="of:=[.H19]-[.L19]" office:value-type="float" office:value="0" calcext:value-type="float">
            <text:p>0</text:p>
          </table:table-cell>
          <table:table-cell table:formula="of:=([.M19]/[.G19])*100" office:value-type="float" office:value="0" calcext:value-type="float">
            <text:p>0</text:p>
          </table:table-cell>
          <table:table-cell table:formula="of:=100*([.N19]/[.H19])" office:value-type="float" office:value="0" calcext:value-type="float">
            <text:p>0</text:p>
          </table:table-cell>
          <table:table-cell/>
          <table:table-cell table:formula="of:=[.O19]-[.P19]" office:value-type="float" office:value="0" calcext:value-type="float">
            <text:p>0</text:p>
          </table:table-cell>
          <table:table-cell table:formula="of:=[.H19]-[.J19]" office:value-type="float" office:value="0" calcext:value-type="float">
            <text:p>0</text:p>
          </table:table-cell>
          <table:table-cell table:formula="of:=([.I19] - ([.J19]*14))-[.G1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]*100" office:value-type="float" office:value="100" calcext:value-type="float">
            <text:p>100</text:p>
          </table:table-cell>
          <table:table-cell table:formula="of:=[.B20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20]*(10^9)*[.E20]/8)/[.D20])" office:value-type="float" office:value="122071" calcext:value-type="float">
            <text:p>122071</text:p>
          </table:table-cell>
          <table:table-cell table:formula="of:=(MIN(MAX([.D20];64); 1518)- 18) *[.F20]" office:value-type="float" office:value="122803426" calcext:value-type="float">
            <text:p>122803426</text:p>
          </table:table-cell>
          <table:table-cell table:formula="of:=[.F20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2803426" calcext:value-type="float">
            <text:p>122803426</text:p>
          </table:table-cell>
          <table:table-cell office:value-type="float" office:value="122071" calcext:value-type="float">
            <text:p>122071</text:p>
          </table:table-cell>
          <table:table-cell table:formula="of:=[.G20]-[.K20]" office:value-type="float" office:value="0" calcext:value-type="float">
            <text:p>0</text:p>
          </table:table-cell>
          <table:table-cell table:formula="of:=[.H20]-[.L20]" office:value-type="float" office:value="0" calcext:value-type="float">
            <text:p>0</text:p>
          </table:table-cell>
          <table:table-cell table:formula="of:=([.M20]/[.G20])*100" office:value-type="float" office:value="0" calcext:value-type="float">
            <text:p>0</text:p>
          </table:table-cell>
          <table:table-cell table:formula="of:=100*([.N20]/[.H20])" office:value-type="float" office:value="0" calcext:value-type="float">
            <text:p>0</text:p>
          </table:table-cell>
          <table:table-cell/>
          <table:table-cell table:formula="of:=[.O20]-[.P20]" office:value-type="float" office:value="0" calcext:value-type="float">
            <text:p>0</text:p>
          </table:table-cell>
          <table:table-cell table:formula="of:=[.H20]-[.J20]" office:value-type="float" office:value="0" calcext:value-type="float">
            <text:p>0</text:p>
          </table:table-cell>
          <table:table-cell table:formula="of:=([.I20] - ([.J20]*14))-[.G2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]*100" office:value-type="float" office:value="100" calcext:value-type="float">
            <text:p>100</text:p>
          </table:table-cell>
          <table:table-cell table:formula="of:=[.B21]/1000" office:value-type="float" office:value="0.1" calcext:value-type="float">
            <text:p>0.1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21]*(10^9)*[.E21]/8)/[.D21])" office:value-type="float" office:value="61036" calcext:value-type="float">
            <text:p>61036</text:p>
          </table:table-cell>
          <table:table-cell table:formula="of:=(MIN(MAX([.D21];64); 1518)- 18) *[.F21]" office:value-type="float" office:value="91554000" calcext:value-type="float">
            <text:p>91554000</text:p>
          </table:table-cell>
          <table:table-cell table:formula="of:=[.F21]" office:value-type="float" office:value="61036" calcext:value-type="float">
            <text:p>61036</text:p>
          </table:table-cell>
          <table:table-cell office:value-type="string" calcext:value-type="string">
            <text:p>#</text:p>
          </table:table-cell>
          <table:table-cell office:value-type="float" office:value="61036" calcext:value-type="float">
            <text:p>61036</text:p>
          </table:table-cell>
          <table:table-cell office:value-type="float" office:value="91554000" calcext:value-type="float">
            <text:p>91554000</text:p>
          </table:table-cell>
          <table:table-cell office:value-type="float" office:value="61036" calcext:value-type="float">
            <text:p>61036</text:p>
          </table:table-cell>
          <table:table-cell table:formula="of:=[.G21]-[.K21]" office:value-type="float" office:value="0" calcext:value-type="float">
            <text:p>0</text:p>
          </table:table-cell>
          <table:table-cell table:formula="of:=[.H21]-[.L21]" office:value-type="float" office:value="0" calcext:value-type="float">
            <text:p>0</text:p>
          </table:table-cell>
          <table:table-cell table:formula="of:=([.M21]/[.G21])*100" office:value-type="float" office:value="0" calcext:value-type="float">
            <text:p>0</text:p>
          </table:table-cell>
          <table:table-cell table:formula="of:=100*([.N21]/[.H21])" office:value-type="float" office:value="0" calcext:value-type="float">
            <text:p>0</text:p>
          </table:table-cell>
          <table:table-cell/>
          <table:table-cell table:formula="of:=[.O21]-[.P21]" office:value-type="float" office:value="0" calcext:value-type="float">
            <text:p>0</text:p>
          </table:table-cell>
          <table:table-cell table:formula="of:=[.H21]-[.J21]" office:value-type="float" office:value="0" calcext:value-type="float">
            <text:p>0</text:p>
          </table:table-cell>
          <table:table-cell table:formula="of:=([.I21] - ([.J21]*14))-[.G2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2]*100" office:value-type="float" office:value="1000" calcext:value-type="float">
            <text:p>1000</text:p>
          </table:table-cell>
          <table:table-cell table:formula="of:=[.B22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22]*(10^9)*[.E22]/8)/[.D22])" office:value-type="float" office:value="19531250" calcext:value-type="float">
            <text:p>19531250</text:p>
          </table:table-cell>
          <table:table-cell table:formula="of:=(MIN(MAX([.D22];64); 1518)- 18) *[.F22]" office:value-type="float" office:value="898437500" calcext:value-type="float">
            <text:p>898437500</text:p>
          </table:table-cell>
          <table:table-cell table:formula="of:=[.F22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898209478" calcext:value-type="float">
            <text:p>898209478</text:p>
          </table:table-cell>
          <table:table-cell office:value-type="float" office:value="19526293" calcext:value-type="float">
            <text:p>19526293</text:p>
          </table:table-cell>
          <table:table-cell table:formula="of:=[.G22]-[.K22]" office:value-type="float" office:value="228022" calcext:value-type="float">
            <text:p>228022</text:p>
          </table:table-cell>
          <table:table-cell table:formula="of:=[.H22]-[.L22]" office:value-type="float" office:value="4957" calcext:value-type="float">
            <text:p>4957</text:p>
          </table:table-cell>
          <table:table-cell table:formula="of:=([.M22]/[.G22])*100" office:value-type="float" office:value="0.02537984" calcext:value-type="float">
            <text:p>0.02537984</text:p>
          </table:table-cell>
          <table:table-cell table:formula="of:=100*([.N22]/[.H22])" office:value-type="float" office:value="0.02537984" calcext:value-type="float">
            <text:p>0.02537984</text:p>
          </table:table-cell>
          <table:table-cell/>
          <table:table-cell table:formula="of:=[.O22]-[.P22]" office:value-type="float" office:value="0" calcext:value-type="float">
            <text:p>0</text:p>
          </table:table-cell>
          <table:table-cell table:formula="of:=[.H22]-[.J22]" office:value-type="float" office:value="0" calcext:value-type="float">
            <text:p>0</text:p>
          </table:table-cell>
          <table:table-cell table:formula="of:=([.I22] - ([.J22]*14))-[.G2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3]*100" office:value-type="float" office:value="1000" calcext:value-type="float">
            <text:p>1000</text:p>
          </table:table-cell>
          <table:table-cell table:formula="of:=[.B23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23]*(10^9)*[.E23]/8)/[.D23])" office:value-type="float" office:value="9765625" calcext:value-type="float">
            <text:p>9765625</text:p>
          </table:table-cell>
          <table:table-cell table:formula="of:=(MIN(MAX([.D23];64); 1518)- 18) *[.F23]" office:value-type="float" office:value="1074218750" calcext:value-type="float">
            <text:p>1074218750</text:p>
          </table:table-cell>
          <table:table-cell table:formula="of:=[.F23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1074140870" calcext:value-type="float">
            <text:p>1074140870</text:p>
          </table:table-cell>
          <table:table-cell office:value-type="float" office:value="9764917" calcext:value-type="float">
            <text:p>9764917</text:p>
          </table:table-cell>
          <table:table-cell table:formula="of:=[.G23]-[.K23]" office:value-type="float" office:value="77880" calcext:value-type="float">
            <text:p>77880</text:p>
          </table:table-cell>
          <table:table-cell table:formula="of:=[.H23]-[.L23]" office:value-type="float" office:value="708" calcext:value-type="float">
            <text:p>708</text:p>
          </table:table-cell>
          <table:table-cell table:formula="of:=([.M23]/[.G23])*100" office:value-type="float" office:value="0.00724992" calcext:value-type="float">
            <text:p>0.00724992</text:p>
          </table:table-cell>
          <table:table-cell table:formula="of:=100*([.N23]/[.H23])" office:value-type="float" office:value="0.00724992" calcext:value-type="float">
            <text:p>0.00724992</text:p>
          </table:table-cell>
          <table:table-cell/>
          <table:table-cell table:formula="of:=[.O23]-[.P23]" office:value-type="float" office:value="0" calcext:value-type="float">
            <text:p>0</text:p>
          </table:table-cell>
          <table:table-cell table:formula="of:=[.H23]-[.J23]" office:value-type="float" office:value="0" calcext:value-type="float">
            <text:p>0</text:p>
          </table:table-cell>
          <table:table-cell table:formula="of:=([.I23] - ([.J23]*14))-[.G2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4]*100" office:value-type="float" office:value="1000" calcext:value-type="float">
            <text:p>1000</text:p>
          </table:table-cell>
          <table:table-cell table:formula="of:=[.B24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24]*(10^9)*[.E24]/8)/[.D24])" office:value-type="float" office:value="4882813" calcext:value-type="float">
            <text:p>4882813</text:p>
          </table:table-cell>
          <table:table-cell table:formula="of:=(MIN(MAX([.D24];64); 1518)- 18) *[.F24]" office:value-type="float" office:value="1162109494" calcext:value-type="float">
            <text:p>1162109494</text:p>
          </table:table-cell>
          <table:table-cell table:formula="of:=[.F24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office:value-type="float" office:value="1162109494" calcext:value-type="float">
            <text:p>1162109494</text:p>
          </table:table-cell>
          <table:table-cell office:value-type="float" office:value="4882813" calcext:value-type="float">
            <text:p>4882813</text:p>
          </table:table-cell>
          <table:table-cell table:formula="of:=[.G24]-[.K24]" office:value-type="float" office:value="0" calcext:value-type="float">
            <text:p>0</text:p>
          </table:table-cell>
          <table:table-cell table:formula="of:=[.H24]-[.L24]" office:value-type="float" office:value="0" calcext:value-type="float">
            <text:p>0</text:p>
          </table:table-cell>
          <table:table-cell table:formula="of:=([.M24]/[.G24])*100" office:value-type="float" office:value="0" calcext:value-type="float">
            <text:p>0</text:p>
          </table:table-cell>
          <table:table-cell table:formula="of:=100*([.N24]/[.H24])" office:value-type="float" office:value="0" calcext:value-type="float">
            <text:p>0</text:p>
          </table:table-cell>
          <table:table-cell/>
          <table:table-cell table:formula="of:=[.O24]-[.P24]" office:value-type="float" office:value="0" calcext:value-type="float">
            <text:p>0</text:p>
          </table:table-cell>
          <table:table-cell table:formula="of:=[.H24]-[.J24]" office:value-type="float" office:value="0" calcext:value-type="float">
            <text:p>0</text:p>
          </table:table-cell>
          <table:table-cell table:formula="of:=([.I24] - ([.J24]*14))-[.G2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5]*100" office:value-type="float" office:value="1000" calcext:value-type="float">
            <text:p>1000</text:p>
          </table:table-cell>
          <table:table-cell table:formula="of:=[.B25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25]*(10^9)*[.E25]/8)/[.D25])" office:value-type="float" office:value="2441407" calcext:value-type="float">
            <text:p>2441407</text:p>
          </table:table-cell>
          <table:table-cell table:formula="of:=(MIN(MAX([.D25];64); 1518)- 18) *[.F25]" office:value-type="float" office:value="1206055058" calcext:value-type="float">
            <text:p>1206055058</text:p>
          </table:table-cell>
          <table:table-cell table:formula="of:=[.F25]" office:value-type="float" office:value="2441407" calcext:value-type="float">
            <text:p>2441407</text:p>
          </table:table-cell>
          <table:table-cell office:value-type="string" calcext:value-type="string">
            <text:p>#</text:p>
          </table:table-cell>
          <table:table-cell office:value-type="float" office:value="2441407" calcext:value-type="float">
            <text:p>2441407</text:p>
          </table:table-cell>
          <table:table-cell office:value-type="float" office:value="1206055058" calcext:value-type="float">
            <text:p>1206055058</text:p>
          </table:table-cell>
          <table:table-cell office:value-type="float" office:value="2441407" calcext:value-type="float">
            <text:p>2441407</text:p>
          </table:table-cell>
          <table:table-cell table:formula="of:=[.G25]-[.K25]" office:value-type="float" office:value="0" calcext:value-type="float">
            <text:p>0</text:p>
          </table:table-cell>
          <table:table-cell table:formula="of:=[.H25]-[.L25]" office:value-type="float" office:value="0" calcext:value-type="float">
            <text:p>0</text:p>
          </table:table-cell>
          <table:table-cell table:formula="of:=([.M25]/[.G25])*100" office:value-type="float" office:value="0" calcext:value-type="float">
            <text:p>0</text:p>
          </table:table-cell>
          <table:table-cell table:formula="of:=100*([.N25]/[.H25])" office:value-type="float" office:value="0" calcext:value-type="float">
            <text:p>0</text:p>
          </table:table-cell>
          <table:table-cell/>
          <table:table-cell table:formula="of:=[.O25]-[.P25]" office:value-type="float" office:value="0" calcext:value-type="float">
            <text:p>0</text:p>
          </table:table-cell>
          <table:table-cell table:formula="of:=[.H25]-[.J25]" office:value-type="float" office:value="0" calcext:value-type="float">
            <text:p>0</text:p>
          </table:table-cell>
          <table:table-cell table:formula="of:=([.I25] - ([.J25]*14))-[.G2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6]*100" office:value-type="float" office:value="1000" calcext:value-type="float">
            <text:p>1000</text:p>
          </table:table-cell>
          <table:table-cell table:formula="of:=[.B26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26]*(10^9)*[.E26]/8)/[.D26])" office:value-type="float" office:value="1220704" calcext:value-type="float">
            <text:p>1220704</text:p>
          </table:table-cell>
          <table:table-cell table:formula="of:=(MIN(MAX([.D26];64); 1518)- 18) *[.F26]" office:value-type="float" office:value="1228028224" calcext:value-type="float">
            <text:p>1228028224</text:p>
          </table:table-cell>
          <table:table-cell table:formula="of:=[.F26]" office:value-type="float" office:value="1220704" calcext:value-type="float">
            <text:p>1220704</text:p>
          </table:table-cell>
          <table:table-cell office:value-type="string" calcext:value-type="string">
            <text:p>#</text:p>
          </table:table-cell>
          <table:table-cell office:value-type="float" office:value="1220704" calcext:value-type="float">
            <text:p>1220704</text:p>
          </table:table-cell>
          <table:table-cell office:value-type="float" office:value="1228028224" calcext:value-type="float">
            <text:p>1228028224</text:p>
          </table:table-cell>
          <table:table-cell office:value-type="float" office:value="1220704" calcext:value-type="float">
            <text:p>1220704</text:p>
          </table:table-cell>
          <table:table-cell table:formula="of:=[.G26]-[.K26]" office:value-type="float" office:value="0" calcext:value-type="float">
            <text:p>0</text:p>
          </table:table-cell>
          <table:table-cell table:formula="of:=[.H26]-[.L26]" office:value-type="float" office:value="0" calcext:value-type="float">
            <text:p>0</text:p>
          </table:table-cell>
          <table:table-cell table:formula="of:=([.M26]/[.G26])*100" office:value-type="float" office:value="0" calcext:value-type="float">
            <text:p>0</text:p>
          </table:table-cell>
          <table:table-cell table:formula="of:=100*([.N26]/[.H26])" office:value-type="float" office:value="0" calcext:value-type="float">
            <text:p>0</text:p>
          </table:table-cell>
          <table:table-cell/>
          <table:table-cell table:formula="of:=[.O26]-[.P26]" office:value-type="float" office:value="0" calcext:value-type="float">
            <text:p>0</text:p>
          </table:table-cell>
          <table:table-cell table:formula="of:=[.H26]-[.J26]" office:value-type="float" office:value="0" calcext:value-type="float">
            <text:p>0</text:p>
          </table:table-cell>
          <table:table-cell table:formula="of:=([.I26] - ([.J26]*14))-[.G2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7]*100" office:value-type="float" office:value="1000" calcext:value-type="float">
            <text:p>1000</text:p>
          </table:table-cell>
          <table:table-cell table:formula="of:=[.B27]/1000"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27]*(10^9)*[.E27]/8)/[.D27])" office:value-type="float" office:value="610352" calcext:value-type="float">
            <text:p>610352</text:p>
          </table:table-cell>
          <table:table-cell table:formula="of:=(MIN(MAX([.D27];64); 1518)- 18) *[.F27]" office:value-type="float" office:value="915528000" calcext:value-type="float">
            <text:p>915528000</text:p>
          </table:table-cell>
          <table:table-cell table:formula="of:=[.F27]" office:value-type="float" office:value="610352" calcext:value-type="float">
            <text:p>610352</text:p>
          </table:table-cell>
          <table:table-cell office:value-type="string" calcext:value-type="string">
            <text:p>#</text:p>
          </table:table-cell>
          <table:table-cell office:value-type="float" office:value="610352" calcext:value-type="float">
            <text:p>610352</text:p>
          </table:table-cell>
          <table:table-cell office:value-type="float" office:value="915528000" calcext:value-type="float">
            <text:p>915528000</text:p>
          </table:table-cell>
          <table:table-cell office:value-type="float" office:value="610352" calcext:value-type="float">
            <text:p>610352</text:p>
          </table:table-cell>
          <table:table-cell table:formula="of:=[.G27]-[.K27]" office:value-type="float" office:value="0" calcext:value-type="float">
            <text:p>0</text:p>
          </table:table-cell>
          <table:table-cell table:formula="of:=[.H27]-[.L27]" office:value-type="float" office:value="0" calcext:value-type="float">
            <text:p>0</text:p>
          </table:table-cell>
          <table:table-cell table:formula="of:=([.M27]/[.G27])*100" office:value-type="float" office:value="0" calcext:value-type="float">
            <text:p>0</text:p>
          </table:table-cell>
          <table:table-cell table:formula="of:=100*([.N27]/[.H27])" office:value-type="float" office:value="0" calcext:value-type="float">
            <text:p>0</text:p>
          </table:table-cell>
          <table:table-cell/>
          <table:table-cell table:formula="of:=[.O27]-[.P27]" office:value-type="float" office:value="0" calcext:value-type="float">
            <text:p>0</text:p>
          </table:table-cell>
          <table:table-cell table:formula="of:=[.H27]-[.J27]" office:value-type="float" office:value="0" calcext:value-type="float">
            <text:p>0</text:p>
          </table:table-cell>
          <table:table-cell table:formula="of:=([.I27] - ([.J27]*14))-[.G2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8]*100" office:value-type="float" office:value="5000" calcext:value-type="float">
            <text:p>5000</text:p>
          </table:table-cell>
          <table:table-cell table:formula="of:=[.B28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28]*(10^9)*[.E28]/8)/[.D28])" office:value-type="float" office:value="97656250" calcext:value-type="float">
            <text:p>97656250</text:p>
          </table:table-cell>
          <table:table-cell table:formula="of:=(MIN(MAX([.D28];64); 1518)- 18) *[.F28]" office:value-type="float" office:value="4492187500" calcext:value-type="float">
            <text:p>4492187500</text:p>
          </table:table-cell>
          <table:table-cell table:formula="of:=[.F28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4481107802" calcext:value-type="float">
            <text:p>4481107802</text:p>
          </table:table-cell>
          <table:table-cell office:value-type="float" office:value="97415387" calcext:value-type="float">
            <text:p>97415387</text:p>
          </table:table-cell>
          <table:table-cell table:formula="of:=[.G28]-[.K28]" office:value-type="float" office:value="11079698" calcext:value-type="float">
            <text:p>11079698</text:p>
          </table:table-cell>
          <table:table-cell table:formula="of:=[.H28]-[.L28]" office:value-type="float" office:value="240863" calcext:value-type="float">
            <text:p>240863</text:p>
          </table:table-cell>
          <table:table-cell table:formula="of:=([.M28]/[.G28])*100" office:value-type="float" office:value="0.246643712" calcext:value-type="float">
            <text:p>0.246643712</text:p>
          </table:table-cell>
          <table:table-cell table:formula="of:=100*([.N28]/[.H28])" office:value-type="float" office:value="0.246643712" calcext:value-type="float">
            <text:p>0.246643712</text:p>
          </table:table-cell>
          <table:table-cell/>
          <table:table-cell table:formula="of:=[.O28]-[.P28]" office:value-type="float" office:value="0" calcext:value-type="float">
            <text:p>0</text:p>
          </table:table-cell>
          <table:table-cell table:formula="of:=[.H28]-[.J28]" office:value-type="float" office:value="0" calcext:value-type="float">
            <text:p>0</text:p>
          </table:table-cell>
          <table:table-cell table:formula="of:=([.I28] - ([.J28]*14))-[.G2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9]*100" office:value-type="float" office:value="5000" calcext:value-type="float">
            <text:p>5000</text:p>
          </table:table-cell>
          <table:table-cell table:formula="of:=[.B29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29]*(10^9)*[.E29]/8)/[.D29])" office:value-type="float" office:value="48828125" calcext:value-type="float">
            <text:p>48828125</text:p>
          </table:table-cell>
          <table:table-cell table:formula="of:=(MIN(MAX([.D29];64); 1518)- 18) *[.F29]" office:value-type="float" office:value="5371093750" calcext:value-type="float">
            <text:p>5371093750</text:p>
          </table:table-cell>
          <table:table-cell table:formula="of:=[.F29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5370039070" calcext:value-type="float">
            <text:p>5370039070</text:p>
          </table:table-cell>
          <table:table-cell office:value-type="float" office:value="48818537" calcext:value-type="float">
            <text:p>48818537</text:p>
          </table:table-cell>
          <table:table-cell table:formula="of:=[.G29]-[.K29]" office:value-type="float" office:value="1054680" calcext:value-type="float">
            <text:p>1054680</text:p>
          </table:table-cell>
          <table:table-cell table:formula="of:=[.H29]-[.L29]" office:value-type="float" office:value="9588" calcext:value-type="float">
            <text:p>9588</text:p>
          </table:table-cell>
          <table:table-cell table:formula="of:=([.M29]/[.G29])*100" office:value-type="float" office:value="0.019636224" calcext:value-type="float">
            <text:p>0.019636224</text:p>
          </table:table-cell>
          <table:table-cell table:formula="of:=100*([.N29]/[.H29])" office:value-type="float" office:value="0.019636224" calcext:value-type="float">
            <text:p>0.019636224</text:p>
          </table:table-cell>
          <table:table-cell/>
          <table:table-cell table:formula="of:=[.O29]-[.P29]" office:value-type="float" office:value="0" calcext:value-type="float">
            <text:p>0</text:p>
          </table:table-cell>
          <table:table-cell table:formula="of:=[.H29]-[.J29]" office:value-type="float" office:value="0" calcext:value-type="float">
            <text:p>0</text:p>
          </table:table-cell>
          <table:table-cell table:formula="of:=([.I29] - ([.J29]*14))-[.G2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0]*100" office:value-type="float" office:value="5000" calcext:value-type="float">
            <text:p>5000</text:p>
          </table:table-cell>
          <table:table-cell table:formula="of:=[.B30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30]*(10^9)*[.E30]/8)/[.D30])" office:value-type="float" office:value="24414063" calcext:value-type="float">
            <text:p>24414063</text:p>
          </table:table-cell>
          <table:table-cell table:formula="of:=(MIN(MAX([.D30];64); 1518)- 18) *[.F30]" office:value-type="float" office:value="5810546994" calcext:value-type="float">
            <text:p>5810546994</text:p>
          </table:table-cell>
          <table:table-cell table:formula="of:=[.F30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5809819190" calcext:value-type="float">
            <text:p>5809819190</text:p>
          </table:table-cell>
          <table:table-cell office:value-type="float" office:value="24411005" calcext:value-type="float">
            <text:p>24411005</text:p>
          </table:table-cell>
          <table:table-cell table:formula="of:=[.G30]-[.K30]" office:value-type="float" office:value="727804" calcext:value-type="float">
            <text:p>727804</text:p>
          </table:table-cell>
          <table:table-cell table:formula="of:=[.H30]-[.L30]" office:value-type="float" office:value="3058" calcext:value-type="float">
            <text:p>3058</text:p>
          </table:table-cell>
          <table:table-cell table:formula="of:=([.M30]/[.G30])*100" office:value-type="float" office:value="0.0125255677434764" calcext:value-type="float">
            <text:p>0.012525567743476</text:p>
          </table:table-cell>
          <table:table-cell table:formula="of:=100*([.N30]/[.H30])" office:value-type="float" office:value="0.0125255677434764" calcext:value-type="float">
            <text:p>0.012525567743476</text:p>
          </table:table-cell>
          <table:table-cell/>
          <table:table-cell table:formula="of:=[.O30]-[.P30]" office:value-type="float" office:value="0" calcext:value-type="float">
            <text:p>0</text:p>
          </table:table-cell>
          <table:table-cell table:formula="of:=[.H30]-[.J30]" office:value-type="float" office:value="0" calcext:value-type="float">
            <text:p>0</text:p>
          </table:table-cell>
          <table:table-cell table:formula="of:=([.I30] - ([.J30]*14))-[.G3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1]*100" office:value-type="float" office:value="5000" calcext:value-type="float">
            <text:p>5000</text:p>
          </table:table-cell>
          <table:table-cell table:formula="of:=[.B31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31]*(10^9)*[.E31]/8)/[.D31])" office:value-type="float" office:value="12207032" calcext:value-type="float">
            <text:p>12207032</text:p>
          </table:table-cell>
          <table:table-cell table:formula="of:=(MIN(MAX([.D31];64); 1518)- 18) *[.F31]" office:value-type="float" office:value="6030273808" calcext:value-type="float">
            <text:p>6030273808</text:p>
          </table:table-cell>
          <table:table-cell table:formula="of:=[.F31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6029766964" calcext:value-type="float">
            <text:p>6029766964</text:p>
          </table:table-cell>
          <table:table-cell office:value-type="float" office:value="12206006" calcext:value-type="float">
            <text:p>12206006</text:p>
          </table:table-cell>
          <table:table-cell table:formula="of:=[.G31]-[.K31]" office:value-type="float" office:value="506844" calcext:value-type="float">
            <text:p>506844</text:p>
          </table:table-cell>
          <table:table-cell table:formula="of:=[.H31]-[.L31]" office:value-type="float" office:value="1026" calcext:value-type="float">
            <text:p>1026</text:p>
          </table:table-cell>
          <table:table-cell table:formula="of:=([.M31]/[.G31])*100" office:value-type="float" office:value="0.00840499148359732" calcext:value-type="float">
            <text:p>0.008404991483597</text:p>
          </table:table-cell>
          <table:table-cell table:formula="of:=100*([.N31]/[.H31])" office:value-type="float" office:value="0.00840499148359732" calcext:value-type="float">
            <text:p>0.008404991483597</text:p>
          </table:table-cell>
          <table:table-cell/>
          <table:table-cell table:formula="of:=[.O31]-[.P31]" office:value-type="float" office:value="0" calcext:value-type="float">
            <text:p>0</text:p>
          </table:table-cell>
          <table:table-cell table:formula="of:=[.H31]-[.J31]" office:value-type="float" office:value="0" calcext:value-type="float">
            <text:p>0</text:p>
          </table:table-cell>
          <table:table-cell table:formula="of:=([.I31] - ([.J31]*14))-[.G3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2]*100" office:value-type="float" office:value="5000" calcext:value-type="float">
            <text:p>5000</text:p>
          </table:table-cell>
          <table:table-cell table:formula="of:=[.B32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32]*(10^9)*[.E32]/8)/[.D32])" office:value-type="float" office:value="6103516" calcext:value-type="float">
            <text:p>6103516</text:p>
          </table:table-cell>
          <table:table-cell table:formula="of:=(MIN(MAX([.D32];64); 1518)- 18) *[.F32]" office:value-type="float" office:value="6140137096" calcext:value-type="float">
            <text:p>6140137096</text:p>
          </table:table-cell>
          <table:table-cell table:formula="of:=[.F32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6139792038" calcext:value-type="float">
            <text:p>6139792038</text:p>
          </table:table-cell>
          <table:table-cell office:value-type="float" office:value="6103173" calcext:value-type="float">
            <text:p>6103173</text:p>
          </table:table-cell>
          <table:table-cell table:formula="of:=[.G32]-[.K32]" office:value-type="float" office:value="345058" calcext:value-type="float">
            <text:p>345058</text:p>
          </table:table-cell>
          <table:table-cell table:formula="of:=[.H32]-[.L32]" office:value-type="float" office:value="343" calcext:value-type="float">
            <text:p>343</text:p>
          </table:table-cell>
          <table:table-cell table:formula="of:=([.M32]/[.G32])*100" office:value-type="float" office:value="0.00561971165472492" calcext:value-type="float">
            <text:p>0.005619711654725</text:p>
          </table:table-cell>
          <table:table-cell table:formula="of:=100*([.N32]/[.H32])" office:value-type="float" office:value="0.00561971165472492" calcext:value-type="float">
            <text:p>0.005619711654725</text:p>
          </table:table-cell>
          <table:table-cell/>
          <table:table-cell table:formula="of:=[.O32]-[.P32]" office:value-type="float" office:value="0" calcext:value-type="float">
            <text:p>0</text:p>
          </table:table-cell>
          <table:table-cell table:formula="of:=[.H32]-[.J32]" office:value-type="float" office:value="0" calcext:value-type="float">
            <text:p>0</text:p>
          </table:table-cell>
          <table:table-cell table:formula="of:=([.I32] - ([.J32]*14))-[.G3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3]*100" office:value-type="float" office:value="5000" calcext:value-type="float">
            <text:p>5000</text:p>
          </table:table-cell>
          <table:table-cell table:formula="of:=[.B33]/1000"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33]*(10^9)*[.E33]/8)/[.D33])" office:value-type="float" office:value="3051758" calcext:value-type="float">
            <text:p>3051758</text:p>
          </table:table-cell>
          <table:table-cell table:formula="of:=(MIN(MAX([.D33];64); 1518)- 18) *[.F33]" office:value-type="float" office:value="4577637000" calcext:value-type="float">
            <text:p>4577637000</text:p>
          </table:table-cell>
          <table:table-cell table:formula="of:=[.F33]" office:value-type="float" office:value="3051758" calcext:value-type="float">
            <text:p>3051758</text:p>
          </table:table-cell>
          <table:table-cell office:value-type="float" office:value="4620361612" calcext:value-type="float">
            <text:p>4620361612</text:p>
          </table:table-cell>
          <table:table-cell office:value-type="float" office:value="3051758" calcext:value-type="float">
            <text:p>3051758</text:p>
          </table:table-cell>
          <table:table-cell office:value-type="float" office:value="4577637000" calcext:value-type="float">
            <text:p>4577637000</text:p>
          </table:table-cell>
          <table:table-cell office:value-type="float" office:value="3051758" calcext:value-type="float">
            <text:p>3051758</text:p>
          </table:table-cell>
          <table:table-cell table:formula="of:=[.G33]-[.K33]" office:value-type="float" office:value="0" calcext:value-type="float">
            <text:p>0</text:p>
          </table:table-cell>
          <table:table-cell table:formula="of:=[.H33]-[.L33]" office:value-type="float" office:value="0" calcext:value-type="float">
            <text:p>0</text:p>
          </table:table-cell>
          <table:table-cell table:formula="of:=([.M33]/[.G33])*100" office:value-type="float" office:value="0" calcext:value-type="float">
            <text:p>0</text:p>
          </table:table-cell>
          <table:table-cell table:formula="of:=100*([.N33]/[.H33])" office:value-type="float" office:value="0" calcext:value-type="float">
            <text:p>0</text:p>
          </table:table-cell>
          <table:table-cell/>
          <table:table-cell table:formula="of:=[.O33]-[.P33]" office:value-type="float" office:value="0" calcext:value-type="float">
            <text:p>0</text:p>
          </table:table-cell>
          <table:table-cell table:formula="of:=[.H33]-[.J33]" office:value-type="float" office:value="0" calcext:value-type="float">
            <text:p>0</text:p>
          </table:table-cell>
          <table:table-cell table:formula="of:=([.I33] - ([.J33]*14))-[.G3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4]*100" office:value-type="float" office:value="7500" calcext:value-type="float">
            <text:p>7500</text:p>
          </table:table-cell>
          <table:table-cell table:formula="of:=[.B34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34]*(10^9)*[.E34]/8)/[.D34])" office:value-type="float" office:value="146484375" calcext:value-type="float">
            <text:p>146484375</text:p>
          </table:table-cell>
          <table:table-cell table:formula="of:=(MIN(MAX([.D34];64); 1518)- 18) *[.F34]" office:value-type="float" office:value="6738281250" calcext:value-type="float">
            <text:p>6738281250</text:p>
          </table:table-cell>
          <table:table-cell table:formula="of:=[.F34]" office:value-type="float" office:value="146484375" calcext:value-type="float">
            <text:p>146484375</text:p>
          </table:table-cell>
          <table:table-cell office:value-type="float" office:value="8789062500" calcext:value-type="float">
            <text:p>8789062500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6662587974" calcext:value-type="float">
            <text:p>6662587974</text:p>
          </table:table-cell>
          <table:table-cell office:value-type="float" office:value="144838869" calcext:value-type="float">
            <text:p>144838869</text:p>
          </table:table-cell>
          <table:table-cell table:formula="of:=[.G34]-[.K34]" office:value-type="float" office:value="75693276" calcext:value-type="float">
            <text:p>75693276</text:p>
          </table:table-cell>
          <table:table-cell table:formula="of:=[.H34]-[.L34]" office:value-type="float" office:value="1645506" calcext:value-type="float">
            <text:p>1645506</text:p>
          </table:table-cell>
          <table:table-cell table:formula="of:=([.M34]/[.G34])*100" office:value-type="float" office:value="1.123332096" calcext:value-type="float">
            <text:p>1.123332096</text:p>
          </table:table-cell>
          <table:table-cell table:formula="of:=100*([.N34]/[.H34])" office:value-type="float" office:value="1.123332096" calcext:value-type="float">
            <text:p>1.123332096</text:p>
          </table:table-cell>
          <table:table-cell/>
          <table:table-cell table:formula="of:=[.O34]-[.P34]" office:value-type="float" office:value="0" calcext:value-type="float">
            <text:p>0</text:p>
          </table:table-cell>
          <table:table-cell table:formula="of:=[.H34]-[.J34]" office:value-type="float" office:value="0" calcext:value-type="float">
            <text:p>0</text:p>
          </table:table-cell>
          <table:table-cell table:formula="of:=([.I34] - ([.J34]*14))-[.G3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5]*100" office:value-type="float" office:value="7500" calcext:value-type="float">
            <text:p>7500</text:p>
          </table:table-cell>
          <table:table-cell table:formula="of:=[.B35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35]*(10^9)*[.E35]/8)/[.D35])" office:value-type="float" office:value="73242188" calcext:value-type="float">
            <text:p>73242188</text:p>
          </table:table-cell>
          <table:table-cell table:formula="of:=(MIN(MAX([.D35];64); 1518)- 18) *[.F35]" office:value-type="float" office:value="8056640680" calcext:value-type="float">
            <text:p>8056640680</text:p>
          </table:table-cell>
          <table:table-cell table:formula="of:=[.F35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8053494020" calcext:value-type="float">
            <text:p>8053494020</text:p>
          </table:table-cell>
          <table:table-cell office:value-type="float" office:value="73213582" calcext:value-type="float">
            <text:p>73213582</text:p>
          </table:table-cell>
          <table:table-cell table:formula="of:=[.G35]-[.K35]" office:value-type="float" office:value="3146660" calcext:value-type="float">
            <text:p>3146660</text:p>
          </table:table-cell>
          <table:table-cell table:formula="of:=[.H35]-[.L35]" office:value-type="float" office:value="28606" calcext:value-type="float">
            <text:p>28606</text:p>
          </table:table-cell>
          <table:table-cell table:formula="of:=([.M35]/[.G35])*100" office:value-type="float" office:value="0.0390567250667061" calcext:value-type="float">
            <text:p>0.039056725066706</text:p>
          </table:table-cell>
          <table:table-cell table:formula="of:=100*([.N35]/[.H35])" office:value-type="float" office:value="0.0390567250667061" calcext:value-type="float">
            <text:p>0.039056725066706</text:p>
          </table:table-cell>
          <table:table-cell/>
          <table:table-cell table:formula="of:=[.O35]-[.P35]" office:value-type="float" office:value="0" calcext:value-type="float">
            <text:p>0</text:p>
          </table:table-cell>
          <table:table-cell table:formula="of:=[.H35]-[.J35]" office:value-type="float" office:value="0" calcext:value-type="float">
            <text:p>0</text:p>
          </table:table-cell>
          <table:table-cell table:formula="of:=([.I35] - ([.J35]*14))-[.G3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6]*100" office:value-type="float" office:value="7500" calcext:value-type="float">
            <text:p>7500</text:p>
          </table:table-cell>
          <table:table-cell table:formula="of:=[.B36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36]*(10^9)*[.E36]/8)/[.D36])" office:value-type="float" office:value="36621094" calcext:value-type="float">
            <text:p>36621094</text:p>
          </table:table-cell>
          <table:table-cell table:formula="of:=(MIN(MAX([.D36];64); 1518)- 18) *[.F36]" office:value-type="float" office:value="8715820372" calcext:value-type="float">
            <text:p>8715820372</text:p>
          </table:table-cell>
          <table:table-cell table:formula="of:=[.F36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8713632676" calcext:value-type="float">
            <text:p>8713632676</text:p>
          </table:table-cell>
          <table:table-cell office:value-type="float" office:value="36611902" calcext:value-type="float">
            <text:p>36611902</text:p>
          </table:table-cell>
          <table:table-cell table:formula="of:=[.G36]-[.K36]" office:value-type="float" office:value="2187696" calcext:value-type="float">
            <text:p>2187696</text:p>
          </table:table-cell>
          <table:table-cell table:formula="of:=[.H36]-[.L36]" office:value-type="float" office:value="9192" calcext:value-type="float">
            <text:p>9192</text:p>
          </table:table-cell>
          <table:table-cell table:formula="of:=([.M36]/[.G36])*100" office:value-type="float" office:value="0.0251002878286487" calcext:value-type="float">
            <text:p>0.025100287828649</text:p>
          </table:table-cell>
          <table:table-cell table:formula="of:=100*([.N36]/[.H36])" office:value-type="float" office:value="0.0251002878286487" calcext:value-type="float">
            <text:p>0.025100287828649</text:p>
          </table:table-cell>
          <table:table-cell/>
          <table:table-cell table:formula="of:=[.O36]-[.P36]" office:value-type="float" office:value="0" calcext:value-type="float">
            <text:p>0</text:p>
          </table:table-cell>
          <table:table-cell table:formula="of:=[.H36]-[.J36]" office:value-type="float" office:value="0" calcext:value-type="float">
            <text:p>0</text:p>
          </table:table-cell>
          <table:table-cell table:formula="of:=([.I36] - ([.J36]*14))-[.G3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7]*100" office:value-type="float" office:value="7500" calcext:value-type="float">
            <text:p>7500</text:p>
          </table:table-cell>
          <table:table-cell table:formula="of:=[.B37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37]*(10^9)*[.E37]/8)/[.D37])" office:value-type="float" office:value="18310547" calcext:value-type="float">
            <text:p>18310547</text:p>
          </table:table-cell>
          <table:table-cell table:formula="of:=(MIN(MAX([.D37];64); 1518)- 18) *[.F37]" office:value-type="float" office:value="9045410218" calcext:value-type="float">
            <text:p>9045410218</text:p>
          </table:table-cell>
          <table:table-cell table:formula="of:=[.F37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9043932170" calcext:value-type="float">
            <text:p>9043932170</text:p>
          </table:table-cell>
          <table:table-cell office:value-type="float" office:value="18307555" calcext:value-type="float">
            <text:p>18307555</text:p>
          </table:table-cell>
          <table:table-cell table:formula="of:=[.G37]-[.K37]" office:value-type="float" office:value="1478048" calcext:value-type="float">
            <text:p>1478048</text:p>
          </table:table-cell>
          <table:table-cell table:formula="of:=[.H37]-[.L37]" office:value-type="float" office:value="2992" calcext:value-type="float">
            <text:p>2992</text:p>
          </table:table-cell>
          <table:table-cell table:formula="of:=([.M37]/[.G37])*100" office:value-type="float" office:value="0.0163403092217835" calcext:value-type="float">
            <text:p>0.016340309221784</text:p>
          </table:table-cell>
          <table:table-cell table:formula="of:=100*([.N37]/[.H37])" office:value-type="float" office:value="0.0163403092217835" calcext:value-type="float">
            <text:p>0.016340309221784</text:p>
          </table:table-cell>
          <table:table-cell/>
          <table:table-cell table:formula="of:=[.O37]-[.P37]" office:value-type="float" office:value="0" calcext:value-type="float">
            <text:p>0</text:p>
          </table:table-cell>
          <table:table-cell table:formula="of:=[.H37]-[.J37]" office:value-type="float" office:value="0" calcext:value-type="float">
            <text:p>0</text:p>
          </table:table-cell>
          <table:table-cell table:formula="of:=([.I37] - ([.J37]*14))-[.G3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8]*100" office:value-type="float" office:value="7500" calcext:value-type="float">
            <text:p>7500</text:p>
          </table:table-cell>
          <table:table-cell table:formula="of:=[.B38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38]*(10^9)*[.E38]/8)/[.D38])" office:value-type="float" office:value="9155274" calcext:value-type="float">
            <text:p>9155274</text:p>
          </table:table-cell>
          <table:table-cell table:formula="of:=(MIN(MAX([.D38];64); 1518)- 18) *[.F38]" office:value-type="float" office:value="9210205644" calcext:value-type="float">
            <text:p>9210205644</text:p>
          </table:table-cell>
          <table:table-cell table:formula="of:=[.F38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9209430018" calcext:value-type="float">
            <text:p>9209430018</text:p>
          </table:table-cell>
          <table:table-cell office:value-type="float" office:value="9154503" calcext:value-type="float">
            <text:p>9154503</text:p>
          </table:table-cell>
          <table:table-cell table:formula="of:=[.G38]-[.K38]" office:value-type="float" office:value="775626" calcext:value-type="float">
            <text:p>775626</text:p>
          </table:table-cell>
          <table:table-cell table:formula="of:=[.H38]-[.L38]" office:value-type="float" office:value="771" calcext:value-type="float">
            <text:p>771</text:p>
          </table:table-cell>
          <table:table-cell table:formula="of:=([.M38]/[.G38])*100" office:value-type="float" office:value="0.00842137548259069" calcext:value-type="float">
            <text:p>0.008421375482591</text:p>
          </table:table-cell>
          <table:table-cell table:formula="of:=100*([.N38]/[.H38])" office:value-type="float" office:value="0.00842137548259069" calcext:value-type="float">
            <text:p>0.008421375482591</text:p>
          </table:table-cell>
          <table:table-cell/>
          <table:table-cell table:formula="of:=[.O38]-[.P38]" office:value-type="float" office:value="0" calcext:value-type="float">
            <text:p>0</text:p>
          </table:table-cell>
          <table:table-cell table:formula="of:=[.H38]-[.J38]" office:value-type="float" office:value="0" calcext:value-type="float">
            <text:p>0</text:p>
          </table:table-cell>
          <table:table-cell table:formula="of:=([.I38] - ([.J38]*14))-[.G3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9]*100" office:value-type="float" office:value="7500" calcext:value-type="float">
            <text:p>7500</text:p>
          </table:table-cell>
          <table:table-cell table:formula="of:=[.B39]/1000" office:value-type="float" office:value="7.5" calcext:value-type="float">
            <text:p>7.5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39]*(10^9)*[.E39]/8)/[.D39])" office:value-type="float" office:value="4577637" calcext:value-type="float">
            <text:p>4577637</text:p>
          </table:table-cell>
          <table:table-cell table:formula="of:=(MIN(MAX([.D39];64); 1518)- 18) *[.F39]" office:value-type="float" office:value="6866455500" calcext:value-type="float">
            <text:p>6866455500</text:p>
          </table:table-cell>
          <table:table-cell table:formula="of:=[.F39]" office:value-type="float" office:value="4577637" calcext:value-type="float">
            <text:p>4577637</text:p>
          </table:table-cell>
          <table:table-cell office:value-type="float" office:value="6930542418" calcext:value-type="float">
            <text:p>6930542418</text:p>
          </table:table-cell>
          <table:table-cell office:value-type="float" office:value="4577637" calcext:value-type="float">
            <text:p>4577637</text:p>
          </table:table-cell>
          <table:table-cell office:value-type="float" office:value="6865780500" calcext:value-type="float">
            <text:p>6865780500</text:p>
          </table:table-cell>
          <table:table-cell office:value-type="float" office:value="4577187" calcext:value-type="float">
            <text:p>4577187</text:p>
          </table:table-cell>
          <table:table-cell table:formula="of:=[.G39]-[.K39]" office:value-type="float" office:value="675000" calcext:value-type="float">
            <text:p>675000</text:p>
          </table:table-cell>
          <table:table-cell table:formula="of:=[.H39]-[.L39]" office:value-type="float" office:value="450" calcext:value-type="float">
            <text:p>450</text:p>
          </table:table-cell>
          <table:table-cell table:formula="of:=([.M39]/[.G39])*100" office:value-type="float" office:value="0.00983039939602026" calcext:value-type="float">
            <text:p>0.00983039939602</text:p>
          </table:table-cell>
          <table:table-cell table:formula="of:=100*([.N39]/[.H39])" office:value-type="float" office:value="0.00983039939602026" calcext:value-type="float">
            <text:p>0.00983039939602</text:p>
          </table:table-cell>
          <table:table-cell/>
          <table:table-cell table:formula="of:=[.O39]-[.P39]" office:value-type="float" office:value="0" calcext:value-type="float">
            <text:p>0</text:p>
          </table:table-cell>
          <table:table-cell table:formula="of:=[.H39]-[.J39]" office:value-type="float" office:value="0" calcext:value-type="float">
            <text:p>0</text:p>
          </table:table-cell>
          <table:table-cell table:formula="of:=([.I39] - ([.J39]*14))-[.G3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0]*100" office:value-type="float" office:value="10000" calcext:value-type="float">
            <text:p>10000</text:p>
          </table:table-cell>
          <table:table-cell table:formula="of:=[.B40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40]*(10^9)*[.E40]/8)/[.D40])" office:value-type="float" office:value="195312500" calcext:value-type="float">
            <text:p>195312500</text:p>
          </table:table-cell>
          <table:table-cell table:formula="of:=(MIN(MAX([.D40];64); 1518)- 18) *[.F40]" office:value-type="float" office:value="8984375000" calcext:value-type="float">
            <text:p>8984375000</text:p>
          </table:table-cell>
          <table:table-cell table:formula="of:=[.F40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6899567922" calcext:value-type="float">
            <text:p>6899567922</text:p>
          </table:table-cell>
          <table:table-cell office:value-type="float" office:value="149990607" calcext:value-type="float">
            <text:p>149990607</text:p>
          </table:table-cell>
          <table:table-cell table:formula="of:=[.G40]-[.K40]" office:value-type="float" office:value="2084807078" calcext:value-type="float">
            <text:p>2084807078</text:p>
          </table:table-cell>
          <table:table-cell table:formula="of:=[.H40]-[.L40]" office:value-type="float" office:value="45321893" calcext:value-type="float">
            <text:p>45321893</text:p>
          </table:table-cell>
          <table:table-cell table:formula="of:=([.M40]/[.G40])*100" office:value-type="float" office:value="23.204809216" calcext:value-type="float">
            <text:p>23.204809216</text:p>
          </table:table-cell>
          <table:table-cell table:formula="of:=100*([.N40]/[.H40])" office:value-type="float" office:value="23.204809216" calcext:value-type="float">
            <text:p>23.204809216</text:p>
          </table:table-cell>
          <table:table-cell/>
          <table:table-cell table:formula="of:=[.O40]-[.P40]" office:value-type="float" office:value="0" calcext:value-type="float">
            <text:p>0</text:p>
          </table:table-cell>
          <table:table-cell table:formula="of:=[.H40]-[.J40]" office:value-type="float" office:value="0" calcext:value-type="float">
            <text:p>0</text:p>
          </table:table-cell>
          <table:table-cell table:formula="of:=([.I40] - ([.J40]*14))-[.G4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1]*100" office:value-type="float" office:value="10000" calcext:value-type="float">
            <text:p>10000</text:p>
          </table:table-cell>
          <table:table-cell table:formula="of:=[.B41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41]*(10^9)*[.E41]/8)/[.D41])" office:value-type="float" office:value="97656250" calcext:value-type="float">
            <text:p>97656250</text:p>
          </table:table-cell>
          <table:table-cell table:formula="of:=(MIN(MAX([.D41];64); 1518)- 18) *[.F41]" office:value-type="float" office:value="10742187500" calcext:value-type="float">
            <text:p>10742187500</text:p>
          </table:table-cell>
          <table:table-cell table:formula="of:=[.F41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0734864360" calcext:value-type="float">
            <text:p>10734864360</text:p>
          </table:table-cell>
          <table:table-cell office:value-type="float" office:value="97589676" calcext:value-type="float">
            <text:p>97589676</text:p>
          </table:table-cell>
          <table:table-cell table:formula="of:=[.G41]-[.K41]" office:value-type="float" office:value="7323140" calcext:value-type="float">
            <text:p>7323140</text:p>
          </table:table-cell>
          <table:table-cell table:formula="of:=[.H41]-[.L41]" office:value-type="float" office:value="66574" calcext:value-type="float">
            <text:p>66574</text:p>
          </table:table-cell>
          <table:table-cell table:formula="of:=([.M41]/[.G41])*100" office:value-type="float" office:value="0.068171776" calcext:value-type="float">
            <text:p>0.068171776</text:p>
          </table:table-cell>
          <table:table-cell table:formula="of:=100*([.N41]/[.H41])" office:value-type="float" office:value="0.068171776" calcext:value-type="float">
            <text:p>0.068171776</text:p>
          </table:table-cell>
          <table:table-cell/>
          <table:table-cell table:formula="of:=[.O41]-[.P41]" office:value-type="float" office:value="0" calcext:value-type="float">
            <text:p>0</text:p>
          </table:table-cell>
          <table:table-cell table:formula="of:=[.H41]-[.J41]" office:value-type="float" office:value="0" calcext:value-type="float">
            <text:p>0</text:p>
          </table:table-cell>
          <table:table-cell table:formula="of:=([.I41] - ([.J41]*14))-[.G4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2]*100" office:value-type="float" office:value="10000" calcext:value-type="float">
            <text:p>10000</text:p>
          </table:table-cell>
          <table:table-cell table:formula="of:=[.B42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42]*(10^9)*[.E42]/8)/[.D42])" office:value-type="float" office:value="48828125" calcext:value-type="float">
            <text:p>48828125</text:p>
          </table:table-cell>
          <table:table-cell table:formula="of:=(MIN(MAX([.D42];64); 1518)- 18) *[.F42]" office:value-type="float" office:value="11621093750" calcext:value-type="float">
            <text:p>11621093750</text:p>
          </table:table-cell>
          <table:table-cell table:formula="of:=[.F42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1620684390" calcext:value-type="float">
            <text:p>11620684390</text:p>
          </table:table-cell>
          <table:table-cell office:value-type="float" office:value="48826405" calcext:value-type="float">
            <text:p>48826405</text:p>
          </table:table-cell>
          <table:table-cell table:formula="of:=[.G42]-[.K42]" office:value-type="float" office:value="409360" calcext:value-type="float">
            <text:p>409360</text:p>
          </table:table-cell>
          <table:table-cell table:formula="of:=[.H42]-[.L42]" office:value-type="float" office:value="1720" calcext:value-type="float">
            <text:p>1720</text:p>
          </table:table-cell>
          <table:table-cell table:formula="of:=([.M42]/[.G42])*100" office:value-type="float" office:value="0.00352256" calcext:value-type="float">
            <text:p>0.00352256</text:p>
          </table:table-cell>
          <table:table-cell table:formula="of:=100*([.N42]/[.H42])" office:value-type="float" office:value="0.00352256" calcext:value-type="float">
            <text:p>0.00352256</text:p>
          </table:table-cell>
          <table:table-cell/>
          <table:table-cell table:formula="of:=[.O42]-[.P42]" office:value-type="float" office:value="0" calcext:value-type="float">
            <text:p>0</text:p>
          </table:table-cell>
          <table:table-cell table:formula="of:=[.H42]-[.J42]" office:value-type="float" office:value="0" calcext:value-type="float">
            <text:p>0</text:p>
          </table:table-cell>
          <table:table-cell table:formula="of:=([.I42] - ([.J42]*14))-[.G4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3]*100" office:value-type="float" office:value="10000" calcext:value-type="float">
            <text:p>10000</text:p>
          </table:table-cell>
          <table:table-cell table:formula="of:=[.B43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43]*(10^9)*[.E43]/8)/[.D43])" office:value-type="float" office:value="24414063" calcext:value-type="float">
            <text:p>24414063</text:p>
          </table:table-cell>
          <table:table-cell table:formula="of:=(MIN(MAX([.D43];64); 1518)- 18) *[.F43]" office:value-type="float" office:value="12060547122" calcext:value-type="float">
            <text:p>12060547122</text:p>
          </table:table-cell>
          <table:table-cell table:formula="of:=[.F43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12058985588" calcext:value-type="float">
            <text:p>12058985588</text:p>
          </table:table-cell>
          <table:table-cell office:value-type="float" office:value="24410902" calcext:value-type="float">
            <text:p>24410902</text:p>
          </table:table-cell>
          <table:table-cell table:formula="of:=[.G43]-[.K43]" office:value-type="float" office:value="1561534" calcext:value-type="float">
            <text:p>1561534</text:p>
          </table:table-cell>
          <table:table-cell table:formula="of:=[.H43]-[.L43]" office:value-type="float" office:value="3161" calcext:value-type="float">
            <text:p>3161</text:p>
          </table:table-cell>
          <table:table-cell table:formula="of:=([.M43]/[.G43])*100" office:value-type="float" office:value="0.0129474557348361" calcext:value-type="float">
            <text:p>0.012947455734836</text:p>
          </table:table-cell>
          <table:table-cell table:formula="of:=100*([.N43]/[.H43])" office:value-type="float" office:value="0.0129474557348361" calcext:value-type="float">
            <text:p>0.012947455734836</text:p>
          </table:table-cell>
          <table:table-cell/>
          <table:table-cell table:formula="of:=[.O43]-[.P43]" office:value-type="float" office:value="0" calcext:value-type="float">
            <text:p>0</text:p>
          </table:table-cell>
          <table:table-cell table:formula="of:=[.H43]-[.J43]" office:value-type="float" office:value="0" calcext:value-type="float">
            <text:p>0</text:p>
          </table:table-cell>
          <table:table-cell table:formula="of:=([.I43] - ([.J43]*14))-[.G4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4]*100" office:value-type="float" office:value="10000" calcext:value-type="float">
            <text:p>10000</text:p>
          </table:table-cell>
          <table:table-cell table:formula="of:=[.B44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44]*(10^9)*[.E44]/8)/[.D44])" office:value-type="float" office:value="12207032" calcext:value-type="float">
            <text:p>12207032</text:p>
          </table:table-cell>
          <table:table-cell table:formula="of:=(MIN(MAX([.D44];64); 1518)- 18) *[.F44]" office:value-type="float" office:value="12280274192" calcext:value-type="float">
            <text:p>12280274192</text:p>
          </table:table-cell>
          <table:table-cell table:formula="of:=[.F44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279112262" calcext:value-type="float">
            <text:p>12279112262</text:p>
          </table:table-cell>
          <table:table-cell office:value-type="float" office:value="12205877" calcext:value-type="float">
            <text:p>12205877</text:p>
          </table:table-cell>
          <table:table-cell table:formula="of:=[.G44]-[.K44]" office:value-type="float" office:value="1161930" calcext:value-type="float">
            <text:p>1161930</text:p>
          </table:table-cell>
          <table:table-cell table:formula="of:=[.H44]-[.L44]" office:value-type="float" office:value="1155" calcext:value-type="float">
            <text:p>1155</text:p>
          </table:table-cell>
          <table:table-cell table:formula="of:=([.M44]/[.G44])*100" office:value-type="float" office:value="0.0094617594186695" calcext:value-type="float">
            <text:p>0.00946175941867</text:p>
          </table:table-cell>
          <table:table-cell table:formula="of:=100*([.N44]/[.H44])" office:value-type="float" office:value="0.0094617594186695" calcext:value-type="float">
            <text:p>0.00946175941867</text:p>
          </table:table-cell>
          <table:table-cell/>
          <table:table-cell table:formula="of:=[.O44]-[.P44]" office:value-type="float" office:value="0" calcext:value-type="float">
            <text:p>0</text:p>
          </table:table-cell>
          <table:table-cell table:formula="of:=[.H44]-[.J44]" office:value-type="float" office:value="0" calcext:value-type="float">
            <text:p>0</text:p>
          </table:table-cell>
          <table:table-cell table:formula="of:=([.I44] - ([.J44]*14))-[.G4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5]*100" office:value-type="float" office:value="10000" calcext:value-type="float">
            <text:p>10000</text:p>
          </table:table-cell>
          <table:table-cell table:formula="of:=[.B45]/1000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45]*(10^9)*[.E45]/8)/[.D45])" office:value-type="float" office:value="6103516" calcext:value-type="float">
            <text:p>6103516</text:p>
          </table:table-cell>
          <table:table-cell table:formula="of:=(MIN(MAX([.D45];64); 1518)- 18) *[.F45]" office:value-type="float" office:value="9155274000" calcext:value-type="float">
            <text:p>9155274000</text:p>
          </table:table-cell>
          <table:table-cell table:formula="of:=[.F45]" office:value-type="float" office:value="6103516" calcext:value-type="float">
            <text:p>6103516</text:p>
          </table:table-cell>
          <table:table-cell office:value-type="float" office:value="9240723224" calcext:value-type="float">
            <text:p>9240723224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9154399500" calcext:value-type="float">
            <text:p>9154399500</text:p>
          </table:table-cell>
          <table:table-cell office:value-type="float" office:value="6102933" calcext:value-type="float">
            <text:p>6102933</text:p>
          </table:table-cell>
          <table:table-cell table:formula="of:=[.G45]-[.K45]" office:value-type="float" office:value="874500" calcext:value-type="float">
            <text:p>874500</text:p>
          </table:table-cell>
          <table:table-cell table:formula="of:=[.H45]-[.L45]" office:value-type="float" office:value="583" calcext:value-type="float">
            <text:p>583</text:p>
          </table:table-cell>
          <table:table-cell table:formula="of:=([.M45]/[.G45])*100" office:value-type="float" office:value="0.00955187141313302" calcext:value-type="float">
            <text:p>0.009551871413133</text:p>
          </table:table-cell>
          <table:table-cell table:formula="of:=100*([.N45]/[.H45])" office:value-type="float" office:value="0.00955187141313302" calcext:value-type="float">
            <text:p>0.009551871413133</text:p>
          </table:table-cell>
          <table:table-cell/>
          <table:table-cell table:formula="of:=[.O45]-[.P45]" office:value-type="float" office:value="0" calcext:value-type="float">
            <text:p>0</text:p>
          </table:table-cell>
          <table:table-cell table:formula="of:=[.H45]-[.J45]" office:value-type="float" office:value="0" calcext:value-type="float">
            <text:p>0</text:p>
          </table:table-cell>
          <table:table-cell table:formula="of:=([.I45] - ([.J45]*14))-[.G45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NUX KERNEL WITH RAW SOCK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1]*100" office:value-type="float" office:value="100" calcext:value-type="float">
            <text:p>100</text:p>
          </table:table-cell>
          <table:table-cell table:formula="of:=[.B51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51]*(10^9)*[.E51]/8)/[.D51])" office:value-type="float" office:value="1953125" calcext:value-type="float">
            <text:p>1953125</text:p>
          </table:table-cell>
          <table:table-cell table:formula="of:=(MIN(MAX([.D51];64); 1518)- 18) *[.F51]" office:value-type="float" office:value="89843750" calcext:value-type="float">
            <text:p>89843750</text:p>
          </table:table-cell>
          <table:table-cell table:formula="of:=[.F51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89935528" calcext:value-type="float">
            <text:p>89935528</text:p>
          </table:table-cell>
          <table:table-cell office:value-type="float" office:value="1953863" calcext:value-type="float">
            <text:p>1953863</text:p>
          </table:table-cell>
          <table:table-cell table:formula="of:=[.G51]-[.K51]" office:value-type="float" office:value="-91778" calcext:value-type="float">
            <text:p>-91778</text:p>
          </table:table-cell>
          <table:table-cell table:formula="of:=[.H51]-[.L51]" office:value-type="float" office:value="-738" calcext:value-type="float">
            <text:p>-738</text:p>
          </table:table-cell>
          <table:table-cell table:formula="of:=([.M51]/[.G51])*100" office:value-type="float" office:value="-0.102152904347826" calcext:value-type="float">
            <text:p>-0.102152904347826</text:p>
          </table:table-cell>
          <table:table-cell table:formula="of:=100*([.N51]/[.H51])" office:value-type="float" office:value="-0.0377856" calcext:value-type="float">
            <text:p>-0.0377856</text:p>
          </table:table-cell>
          <table:table-cell/>
          <table:table-cell table:formula="of:=[.O51]-[.P51]" office:value-type="float" office:value="-0.0643673043478261" calcext:value-type="float">
            <text:p>-0.064367304347826</text:p>
          </table:table-cell>
          <table:table-cell table:formula="of:=[.H51]-[.J51]" office:value-type="float" office:value="0" calcext:value-type="float">
            <text:p>0</text:p>
          </table:table-cell>
          <table:table-cell table:formula="of:=([.I51] - ([.J51]*14))-[.G5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]*100" office:value-type="float" office:value="100" calcext:value-type="float">
            <text:p>100</text:p>
          </table:table-cell>
          <table:table-cell table:formula="of:=[.B52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52]*(10^9)*[.E52]/8)/[.D52])" office:value-type="float" office:value="976563" calcext:value-type="float">
            <text:p>976563</text:p>
          </table:table-cell>
          <table:table-cell table:formula="of:=(MIN(MAX([.D52];64); 1518)- 18) *[.F52]" office:value-type="float" office:value="107421930" calcext:value-type="float">
            <text:p>107421930</text:p>
          </table:table-cell>
          <table:table-cell table:formula="of:=[.F52]" office:value-type="float" office:value="976563" calcext:value-type="float">
            <text:p>976563</text:p>
          </table:table-cell>
          <table:table-cell office:value-type="float" office:value="121093812" calcext:value-type="float">
            <text:p>121093812</text:p>
          </table:table-cell>
          <table:table-cell office:value-type="float" office:value="976563" calcext:value-type="float">
            <text:p>976563</text:p>
          </table:table-cell>
          <table:table-cell office:value-type="float" office:value="107484753" calcext:value-type="float">
            <text:p>107484753</text:p>
          </table:table-cell>
          <table:table-cell office:value-type="float" office:value="977033" calcext:value-type="float">
            <text:p>977033</text:p>
          </table:table-cell>
          <table:table-cell table:formula="of:=[.G52]-[.K52]" office:value-type="float" office:value="-62823" calcext:value-type="float">
            <text:p>-62823</text:p>
          </table:table-cell>
          <table:table-cell table:formula="of:=[.H52]-[.L52]" office:value-type="float" office:value="-470" calcext:value-type="float">
            <text:p>-470</text:p>
          </table:table-cell>
          <table:table-cell table:formula="of:=([.M52]/[.G52])*100" office:value-type="float" office:value="-0.0584824718751562" calcext:value-type="float">
            <text:p>-0.058482471875156</text:p>
          </table:table-cell>
          <table:table-cell table:formula="of:=100*([.N52]/[.H52])" office:value-type="float" office:value="-0.0481279753584766" calcext:value-type="float">
            <text:p>-0.048127975358477</text:p>
          </table:table-cell>
          <table:table-cell/>
          <table:table-cell table:formula="of:=[.O52]-[.P52]" office:value-type="float" office:value="-0.0103544965166796" calcext:value-type="float">
            <text:p>-0.01035449651668</text:p>
          </table:table-cell>
          <table:table-cell table:formula="of:=[.H52]-[.J52]" office:value-type="float" office:value="0" calcext:value-type="float">
            <text:p>0</text:p>
          </table:table-cell>
          <table:table-cell table:formula="of:=([.I52] - ([.J52]*14))-[.G5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3]*100" office:value-type="float" office:value="100" calcext:value-type="float">
            <text:p>100</text:p>
          </table:table-cell>
          <table:table-cell table:formula="of:=[.B53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53]*(10^9)*[.E53]/8)/[.D53])" office:value-type="float" office:value="488282" calcext:value-type="float">
            <text:p>488282</text:p>
          </table:table-cell>
          <table:table-cell table:formula="of:=(MIN(MAX([.D53];64); 1518)- 18) *[.F53]" office:value-type="float" office:value="116211116" calcext:value-type="float">
            <text:p>116211116</text:p>
          </table:table-cell>
          <table:table-cell table:formula="of:=[.F53]" office:value-type="float" office:value="488282" calcext:value-type="float">
            <text:p>488282</text:p>
          </table:table-cell>
          <table:table-cell office:value-type="float" office:value="123047064" calcext:value-type="float">
            <text:p>123047064</text:p>
          </table:table-cell>
          <table:table-cell office:value-type="float" office:value="488282" calcext:value-type="float">
            <text:p>488282</text:p>
          </table:table-cell>
          <table:table-cell office:value-type="float" office:value="116323336" calcext:value-type="float">
            <text:p>116323336</text:p>
          </table:table-cell>
          <table:table-cell office:value-type="float" office:value="488710" calcext:value-type="float">
            <text:p>488710</text:p>
          </table:table-cell>
          <table:table-cell table:formula="of:=[.G53]-[.K53]" office:value-type="float" office:value="-112220" calcext:value-type="float">
            <text:p>-112220</text:p>
          </table:table-cell>
          <table:table-cell table:formula="of:=[.H53]-[.L53]" office:value-type="float" office:value="-428" calcext:value-type="float">
            <text:p>-428</text:p>
          </table:table-cell>
          <table:table-cell table:formula="of:=([.M53]/[.G53])*100" office:value-type="float" office:value="-0.0965656331877925" calcext:value-type="float">
            <text:p>-0.096565633187793</text:p>
          </table:table-cell>
          <table:table-cell table:formula="of:=100*([.N53]/[.H53])" office:value-type="float" office:value="-0.0876542653630484" calcext:value-type="float">
            <text:p>-0.087654265363048</text:p>
          </table:table-cell>
          <table:table-cell/>
          <table:table-cell table:formula="of:=[.O53]-[.P53]" office:value-type="float" office:value="-0.00891136782474405" calcext:value-type="float">
            <text:p>-0.008911367824744</text:p>
          </table:table-cell>
          <table:table-cell table:formula="of:=[.H53]-[.J53]" office:value-type="float" office:value="0" calcext:value-type="float">
            <text:p>0</text:p>
          </table:table-cell>
          <table:table-cell table:formula="of:=([.I53] - ([.J53]*14))-[.G5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4]*100" office:value-type="float" office:value="100" calcext:value-type="float">
            <text:p>100</text:p>
          </table:table-cell>
          <table:table-cell table:formula="of:=[.B54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54]*(10^9)*[.E54]/8)/[.D54])" office:value-type="float" office:value="244141" calcext:value-type="float">
            <text:p>244141</text:p>
          </table:table-cell>
          <table:table-cell table:formula="of:=(MIN(MAX([.D54];64); 1518)- 18) *[.F54]" office:value-type="float" office:value="120605654" calcext:value-type="float">
            <text:p>120605654</text:p>
          </table:table-cell>
          <table:table-cell table:formula="of:=[.F54]" office:value-type="float" office:value="244141" calcext:value-type="float">
            <text:p>244141</text:p>
          </table:table-cell>
          <table:table-cell office:value-type="float" office:value="124023628" calcext:value-type="float">
            <text:p>124023628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0657290" calcext:value-type="float">
            <text:p>120657290</text:p>
          </table:table-cell>
          <table:table-cell office:value-type="float" office:value="244540" calcext:value-type="float">
            <text:p>244540</text:p>
          </table:table-cell>
          <table:table-cell table:formula="of:=[.G54]-[.K54]" office:value-type="float" office:value="-51636" calcext:value-type="float">
            <text:p>-51636</text:p>
          </table:table-cell>
          <table:table-cell table:formula="of:=[.H54]-[.L54]" office:value-type="float" office:value="-399" calcext:value-type="float">
            <text:p>-399</text:p>
          </table:table-cell>
          <table:table-cell table:formula="of:=([.M54]/[.G54])*100" office:value-type="float" office:value="-0.0428139131851978" calcext:value-type="float">
            <text:p>-0.042813913185198</text:p>
          </table:table-cell>
          <table:table-cell table:formula="of:=100*([.N54]/[.H54])" office:value-type="float" office:value="-0.163430148971291" calcext:value-type="float">
            <text:p>-0.163430148971291</text:p>
          </table:table-cell>
          <table:table-cell/>
          <table:table-cell table:formula="of:=[.O54]-[.P54]" office:value-type="float" office:value="0.120616235786093" calcext:value-type="float">
            <text:p>0.120616235786093</text:p>
          </table:table-cell>
          <table:table-cell table:formula="of:=[.H54]-[.J54]" office:value-type="float" office:value="0" calcext:value-type="float">
            <text:p>0</text:p>
          </table:table-cell>
          <table:table-cell table:formula="of:=([.I54] - ([.J54]*14))-[.G5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]*100" office:value-type="float" office:value="100" calcext:value-type="float">
            <text:p>100</text:p>
          </table:table-cell>
          <table:table-cell table:formula="of:=[.B55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55]*(10^9)*[.E55]/8)/[.D55])" office:value-type="float" office:value="122071" calcext:value-type="float">
            <text:p>122071</text:p>
          </table:table-cell>
          <table:table-cell table:formula="of:=(MIN(MAX([.D55];64); 1518)- 18) *[.F55]" office:value-type="float" office:value="122803426" calcext:value-type="float">
            <text:p>122803426</text:p>
          </table:table-cell>
          <table:table-cell table:formula="of:=[.F55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2856010" calcext:value-type="float">
            <text:p>122856010</text:p>
          </table:table-cell>
          <table:table-cell office:value-type="float" office:value="122469" calcext:value-type="float">
            <text:p>122469</text:p>
          </table:table-cell>
          <table:table-cell table:formula="of:=[.G55]-[.K55]" office:value-type="float" office:value="-52584" calcext:value-type="float">
            <text:p>-52584</text:p>
          </table:table-cell>
          <table:table-cell table:formula="of:=[.H55]-[.L55]" office:value-type="float" office:value="-398" calcext:value-type="float">
            <text:p>-398</text:p>
          </table:table-cell>
          <table:table-cell table:formula="of:=([.M55]/[.G55])*100" office:value-type="float" office:value="-0.0428196522790822" calcext:value-type="float">
            <text:p>-0.042819652279082</text:p>
          </table:table-cell>
          <table:table-cell table:formula="of:=100*([.N55]/[.H55])" office:value-type="float" office:value="-0.326039763744051" calcext:value-type="float">
            <text:p>-0.326039763744051</text:p>
          </table:table-cell>
          <table:table-cell/>
          <table:table-cell table:formula="of:=[.O55]-[.P55]" office:value-type="float" office:value="0.283220111464968" calcext:value-type="float">
            <text:p>0.283220111464968</text:p>
          </table:table-cell>
          <table:table-cell table:formula="of:=[.H55]-[.J55]" office:value-type="float" office:value="0" calcext:value-type="float">
            <text:p>0</text:p>
          </table:table-cell>
          <table:table-cell table:formula="of:=([.I55] - ([.J55]*14))-[.G5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57]*100" office:value-type="float" office:value="1000" calcext:value-type="float">
            <text:p>1000</text:p>
          </table:table-cell>
          <table:table-cell table:formula="of:=[.B57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57]*(10^9)*[.E57]/8)/[.D57])" office:value-type="float" office:value="19531250" calcext:value-type="float">
            <text:p>19531250</text:p>
          </table:table-cell>
          <table:table-cell table:formula="of:=(MIN(MAX([.D57];64); 1518)- 18) *[.F57]" office:value-type="float" office:value="898437500" calcext:value-type="float">
            <text:p>898437500</text:p>
          </table:table-cell>
          <table:table-cell table:formula="of:=[.F57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865919670" calcext:value-type="float">
            <text:p>865919670</text:p>
          </table:table-cell>
          <table:table-cell office:value-type="float" office:value="18823442" calcext:value-type="float">
            <text:p>18823442</text:p>
          </table:table-cell>
          <table:table-cell table:formula="of:=[.G57]-[.K57]" office:value-type="float" office:value="32517830" calcext:value-type="float">
            <text:p>32517830</text:p>
          </table:table-cell>
          <table:table-cell table:formula="of:=[.H57]-[.L57]" office:value-type="float" office:value="707808" calcext:value-type="float">
            <text:p>707808</text:p>
          </table:table-cell>
          <table:table-cell table:formula="of:=([.M57]/[.G57])*100" office:value-type="float" office:value="3.61937586086956" calcext:value-type="float">
            <text:p>3.61937586086956</text:p>
          </table:table-cell>
          <table:table-cell table:formula="of:=100*([.N57]/[.H57])" office:value-type="float" office:value="3.62397696" calcext:value-type="float">
            <text:p>3.62397696</text:p>
          </table:table-cell>
          <table:table-cell/>
          <table:table-cell table:formula="of:=[.O57]-[.P57]" office:value-type="float" office:value="-0.00460109913043505" calcext:value-type="float">
            <text:p>-0.004601099130435</text:p>
          </table:table-cell>
          <table:table-cell table:formula="of:=[.H57]-[.J57]" office:value-type="float" office:value="0" calcext:value-type="float">
            <text:p>0</text:p>
          </table:table-cell>
          <table:table-cell table:formula="of:=([.I57] - ([.J57]*14))-[.G5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58]*100" office:value-type="float" office:value="1000" calcext:value-type="float">
            <text:p>1000</text:p>
          </table:table-cell>
          <table:table-cell table:formula="of:=[.B58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58]*(10^9)*[.E58]/8)/[.D58])" office:value-type="float" office:value="9765625" calcext:value-type="float">
            <text:p>9765625</text:p>
          </table:table-cell>
          <table:table-cell table:formula="of:=(MIN(MAX([.D58];64); 1518)- 18) *[.F58]" office:value-type="float" office:value="1074218750" calcext:value-type="float">
            <text:p>1074218750</text:p>
          </table:table-cell>
          <table:table-cell table:formula="of:=[.F58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1058965956" calcext:value-type="float">
            <text:p>1058965956</text:p>
          </table:table-cell>
          <table:table-cell office:value-type="float" office:value="9626901" calcext:value-type="float">
            <text:p>9626901</text:p>
          </table:table-cell>
          <table:table-cell table:formula="of:=[.G58]-[.K58]" office:value-type="float" office:value="15252794" calcext:value-type="float">
            <text:p>15252794</text:p>
          </table:table-cell>
          <table:table-cell table:formula="of:=[.H58]-[.L58]" office:value-type="float" office:value="138724" calcext:value-type="float">
            <text:p>138724</text:p>
          </table:table-cell>
          <table:table-cell table:formula="of:=([.M58]/[.G58])*100" office:value-type="float" office:value="1.41989645963636" calcext:value-type="float">
            <text:p>1.41989645963636</text:p>
          </table:table-cell>
          <table:table-cell table:formula="of:=100*([.N58]/[.H58])" office:value-type="float" office:value="1.42053376" calcext:value-type="float">
            <text:p>1.42053376</text:p>
          </table:table-cell>
          <table:table-cell/>
          <table:table-cell table:formula="of:=[.O58]-[.P58]" office:value-type="float" office:value="-0.000637300363636184" calcext:value-type="float">
            <text:p>-0.000637300363636</text:p>
          </table:table-cell>
          <table:table-cell table:formula="of:=[.H58]-[.J58]" office:value-type="float" office:value="0" calcext:value-type="float">
            <text:p>0</text:p>
          </table:table-cell>
          <table:table-cell table:formula="of:=([.I58] - ([.J58]*14))-[.G5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59]*100" office:value-type="float" office:value="1000" calcext:value-type="float">
            <text:p>1000</text:p>
          </table:table-cell>
          <table:table-cell table:formula="of:=[.B59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59]*(10^9)*[.E59]/8)/[.D59])" office:value-type="float" office:value="4882813" calcext:value-type="float">
            <text:p>4882813</text:p>
          </table:table-cell>
          <table:table-cell table:formula="of:=(MIN(MAX([.D59];64); 1518)- 18) *[.F59]" office:value-type="float" office:value="1162109494" calcext:value-type="float">
            <text:p>1162109494</text:p>
          </table:table-cell>
          <table:table-cell table:formula="of:=[.F59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office:value-type="float" office:value="1127749922" calcext:value-type="float">
            <text:p>1127749922</text:p>
          </table:table-cell>
          <table:table-cell office:value-type="float" office:value="4738469" calcext:value-type="float">
            <text:p>4738469</text:p>
          </table:table-cell>
          <table:table-cell table:formula="of:=[.G59]-[.K59]" office:value-type="float" office:value="34359572" calcext:value-type="float">
            <text:p>34359572</text:p>
          </table:table-cell>
          <table:table-cell table:formula="of:=[.H59]-[.L59]" office:value-type="float" office:value="144344" calcext:value-type="float">
            <text:p>144344</text:p>
          </table:table-cell>
          <table:table-cell table:formula="of:=([.M59]/[.G59])*100" office:value-type="float" office:value="2.95665530463345" calcext:value-type="float">
            <text:p>2.95665530463345</text:p>
          </table:table-cell>
          <table:table-cell table:formula="of:=100*([.N59]/[.H59])" office:value-type="float" office:value="2.95616481728872" calcext:value-type="float">
            <text:p>2.95616481728872</text:p>
          </table:table-cell>
          <table:table-cell/>
          <table:table-cell table:formula="of:=[.O59]-[.P59]" office:value-type="float" office:value="0.000490487344731783" calcext:value-type="float">
            <text:p>0.000490487344732</text:p>
          </table:table-cell>
          <table:table-cell table:formula="of:=[.H59]-[.J59]" office:value-type="float" office:value="0" calcext:value-type="float">
            <text:p>0</text:p>
          </table:table-cell>
          <table:table-cell table:formula="of:=([.I59] - ([.J59]*14))-[.G5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0]*100" office:value-type="float" office:value="1000" calcext:value-type="float">
            <text:p>1000</text:p>
          </table:table-cell>
          <table:table-cell table:formula="of:=[.B60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60]*(10^9)*[.E60]/8)/[.D60])" office:value-type="float" office:value="2441407" calcext:value-type="float">
            <text:p>2441407</text:p>
          </table:table-cell>
          <table:table-cell table:formula="of:=(MIN(MAX([.D60];64); 1518)- 18) *[.F60]" office:value-type="float" office:value="1206055058" calcext:value-type="float">
            <text:p>1206055058</text:p>
          </table:table-cell>
          <table:table-cell table:formula="of:=[.F60]" office:value-type="float" office:value="2441407" calcext:value-type="float">
            <text:p>2441407</text:p>
          </table:table-cell>
          <table:table-cell office:value-type="float" office:value="1240234756" calcext:value-type="float">
            <text:p>1240234756</text:p>
          </table:table-cell>
          <table:table-cell office:value-type="float" office:value="2441407" calcext:value-type="float">
            <text:p>2441407</text:p>
          </table:table-cell>
          <table:table-cell office:value-type="float" office:value="1205468022" calcext:value-type="float">
            <text:p>1205468022</text:p>
          </table:table-cell>
          <table:table-cell office:value-type="float" office:value="2440606" calcext:value-type="float">
            <text:p>2440606</text:p>
          </table:table-cell>
          <table:table-cell table:formula="of:=[.G60]-[.K60]" office:value-type="float" office:value="587036" calcext:value-type="float">
            <text:p>587036</text:p>
          </table:table-cell>
          <table:table-cell table:formula="of:=[.H60]-[.L60]" office:value-type="float" office:value="801" calcext:value-type="float">
            <text:p>801</text:p>
          </table:table-cell>
          <table:table-cell table:formula="of:=([.M60]/[.G60])*100" office:value-type="float" office:value="0.048674063104008" calcext:value-type="float">
            <text:p>0.048674063104008</text:p>
          </table:table-cell>
          <table:table-cell table:formula="of:=100*([.N60]/[.H60])" office:value-type="float" office:value="0.0328089499210906" calcext:value-type="float">
            <text:p>0.032808949921091</text:p>
          </table:table-cell>
          <table:table-cell/>
          <table:table-cell table:formula="of:=[.O60]-[.P60]" office:value-type="float" office:value="0.0158651131829174" calcext:value-type="float">
            <text:p>0.015865113182917</text:p>
          </table:table-cell>
          <table:table-cell table:formula="of:=[.H60]-[.J60]" office:value-type="float" office:value="0" calcext:value-type="float">
            <text:p>0</text:p>
          </table:table-cell>
          <table:table-cell table:formula="of:=([.I60] - ([.J60]*14))-[.G6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1]*100" office:value-type="float" office:value="1000" calcext:value-type="float">
            <text:p>1000</text:p>
          </table:table-cell>
          <table:table-cell table:formula="of:=[.B61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61]*(10^9)*[.E61]/8)/[.D61])" office:value-type="float" office:value="1220704" calcext:value-type="float">
            <text:p>1220704</text:p>
          </table:table-cell>
          <table:table-cell table:formula="of:=(MIN(MAX([.D61];64); 1518)- 18) *[.F61]" office:value-type="float" office:value="1228028224" calcext:value-type="float">
            <text:p>1228028224</text:p>
          </table:table-cell>
          <table:table-cell table:formula="of:=[.F61]" office:value-type="float" office:value="1220704" calcext:value-type="float">
            <text:p>1220704</text:p>
          </table:table-cell>
          <table:table-cell office:value-type="float" office:value="1245118080" calcext:value-type="float">
            <text:p>1245118080</text:p>
          </table:table-cell>
          <table:table-cell office:value-type="float" office:value="1220704" calcext:value-type="float">
            <text:p>1220704</text:p>
          </table:table-cell>
          <table:table-cell office:value-type="float" office:value="1226221844" calcext:value-type="float">
            <text:p>1226221844</text:p>
          </table:table-cell>
          <table:table-cell office:value-type="float" office:value="1219294" calcext:value-type="float">
            <text:p>1219294</text:p>
          </table:table-cell>
          <table:table-cell table:formula="of:=[.G61]-[.K61]" office:value-type="float" office:value="1806380" calcext:value-type="float">
            <text:p>1806380</text:p>
          </table:table-cell>
          <table:table-cell table:formula="of:=[.H61]-[.L61]" office:value-type="float" office:value="1410" calcext:value-type="float">
            <text:p>1410</text:p>
          </table:table-cell>
          <table:table-cell table:formula="of:=([.M61]/[.G61])*100" office:value-type="float" office:value="0.147095967722644" calcext:value-type="float">
            <text:p>0.147095967722644</text:p>
          </table:table-cell>
          <table:table-cell table:formula="of:=100*([.N61]/[.H61])" office:value-type="float" office:value="0.115507117204498" calcext:value-type="float">
            <text:p>0.115507117204498</text:p>
          </table:table-cell>
          <table:table-cell/>
          <table:table-cell table:formula="of:=[.O61]-[.P61]" office:value-type="float" office:value="0.0315888505181457" calcext:value-type="float">
            <text:p>0.031588850518146</text:p>
          </table:table-cell>
          <table:table-cell table:formula="of:=[.H61]-[.J61]" office:value-type="float" office:value="0" calcext:value-type="float">
            <text:p>0</text:p>
          </table:table-cell>
          <table:table-cell table:formula="of:=([.I61] - ([.J61]*14))-[.G6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3]*100" office:value-type="float" office:value="5000" calcext:value-type="float">
            <text:p>5000</text:p>
          </table:table-cell>
          <table:table-cell table:formula="of:=[.B63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63]*(10^9)*[.E63]/8)/[.D63])" office:value-type="float" office:value="97656250" calcext:value-type="float">
            <text:p>97656250</text:p>
          </table:table-cell>
          <table:table-cell table:formula="of:=(MIN(MAX([.D63];64); 1518)- 18) *[.F63]" office:value-type="float" office:value="4492187500" calcext:value-type="float">
            <text:p>4492187500</text:p>
          </table:table-cell>
          <table:table-cell table:formula="of:=[.F63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840778370" calcext:value-type="float">
            <text:p>840778370</text:p>
          </table:table-cell>
          <table:table-cell office:value-type="float" office:value="18277192" calcext:value-type="float">
            <text:p>18277192</text:p>
          </table:table-cell>
          <table:table-cell table:formula="of:=[.G63]-[.K63]" office:value-type="float" office:value="3651409130" calcext:value-type="float">
            <text:p>3651409130</text:p>
          </table:table-cell>
          <table:table-cell table:formula="of:=[.H63]-[.L63]" office:value-type="float" office:value="79379058" calcext:value-type="float">
            <text:p>79379058</text:p>
          </table:table-cell>
          <table:table-cell table:formula="of:=([.M63]/[.G63])*100" office:value-type="float" office:value="81.2835423721739" calcext:value-type="float">
            <text:p>81.2835423721739</text:p>
          </table:table-cell>
          <table:table-cell table:formula="of:=100*([.N63]/[.H63])" office:value-type="float" office:value="81.284155392" calcext:value-type="float">
            <text:p>81.284155392</text:p>
          </table:table-cell>
          <table:table-cell/>
          <table:table-cell table:formula="of:=[.O63]-[.P63]" office:value-type="float" office:value="-0.000613019826090522" calcext:value-type="float">
            <text:p>-0.000613019826091</text:p>
          </table:table-cell>
          <table:table-cell table:formula="of:=[.H63]-[.J63]" office:value-type="float" office:value="0" calcext:value-type="float">
            <text:p>0</text:p>
          </table:table-cell>
          <table:table-cell table:formula="of:=([.I63] - ([.J63]*14))-[.G6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4]*100" office:value-type="float" office:value="5000" calcext:value-type="float">
            <text:p>5000</text:p>
          </table:table-cell>
          <table:table-cell table:formula="of:=[.B64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64]*(10^9)*[.E64]/8)/[.D64])" office:value-type="float" office:value="48828125" calcext:value-type="float">
            <text:p>48828125</text:p>
          </table:table-cell>
          <table:table-cell table:formula="of:=(MIN(MAX([.D64];64); 1518)- 18) *[.F64]" office:value-type="float" office:value="5371093750" calcext:value-type="float">
            <text:p>5371093750</text:p>
          </table:table-cell>
          <table:table-cell table:formula="of:=[.F64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765472954" calcext:value-type="float">
            <text:p>1765472954</text:p>
          </table:table-cell>
          <table:table-cell office:value-type="float" office:value="16049716" calcext:value-type="float">
            <text:p>16049716</text:p>
          </table:table-cell>
          <table:table-cell table:formula="of:=[.G64]-[.K64]" office:value-type="float" office:value="3605620796" calcext:value-type="float">
            <text:p>3605620796</text:p>
          </table:table-cell>
          <table:table-cell table:formula="of:=[.H64]-[.L64]" office:value-type="float" office:value="32778409" calcext:value-type="float">
            <text:p>32778409</text:p>
          </table:table-cell>
          <table:table-cell table:formula="of:=([.M64]/[.G64])*100" office:value-type="float" office:value="67.1301035473455" calcext:value-type="float">
            <text:p>67.1301035473455</text:p>
          </table:table-cell>
          <table:table-cell table:formula="of:=100*([.N64]/[.H64])" office:value-type="float" office:value="67.130181632" calcext:value-type="float">
            <text:p>67.130181632</text:p>
          </table:table-cell>
          <table:table-cell/>
          <table:table-cell table:formula="of:=[.O64]-[.P64]" office:value-type="float" office:value="-0.0000780846545467284" calcext:value-type="float">
            <text:p>-7.80846545467284E-05</text:p>
          </table:table-cell>
          <table:table-cell table:formula="of:=[.H64]-[.J64]" office:value-type="float" office:value="0" calcext:value-type="float">
            <text:p>0</text:p>
          </table:table-cell>
          <table:table-cell table:formula="of:=([.I64] - ([.J64]*14))-[.G6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5]*100" office:value-type="float" office:value="5000" calcext:value-type="float">
            <text:p>5000</text:p>
          </table:table-cell>
          <table:table-cell table:formula="of:=[.B65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65]*(10^9)*[.E65]/8)/[.D65])" office:value-type="float" office:value="24414063" calcext:value-type="float">
            <text:p>24414063</text:p>
          </table:table-cell>
          <table:table-cell table:formula="of:=(MIN(MAX([.D65];64); 1518)- 18) *[.F65]" office:value-type="float" office:value="5810546994" calcext:value-type="float">
            <text:p>5810546994</text:p>
          </table:table-cell>
          <table:table-cell table:formula="of:=[.F65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3613561182" calcext:value-type="float">
            <text:p>3613561182</text:p>
          </table:table-cell>
          <table:table-cell office:value-type="float" office:value="15183211" calcext:value-type="float">
            <text:p>15183211</text:p>
          </table:table-cell>
          <table:table-cell table:formula="of:=[.G65]-[.K65]" office:value-type="float" office:value="2196985812" calcext:value-type="float">
            <text:p>2196985812</text:p>
          </table:table-cell>
          <table:table-cell table:formula="of:=[.H65]-[.L65]" office:value-type="float" office:value="9230852" calcext:value-type="float">
            <text:p>9230852</text:p>
          </table:table-cell>
          <table:table-cell table:formula="of:=([.M65]/[.G65])*100" office:value-type="float" office:value="37.8103096708213" calcext:value-type="float">
            <text:p>37.8103096708213</text:p>
          </table:table-cell>
          <table:table-cell table:formula="of:=100*([.N65]/[.H65])" office:value-type="float" office:value="37.80956901766" calcext:value-type="float">
            <text:p>37.80956901766</text:p>
          </table:table-cell>
          <table:table-cell/>
          <table:table-cell table:formula="of:=[.O65]-[.P65]" office:value-type="float" office:value="0.000740653161301452" calcext:value-type="float">
            <text:p>0.000740653161301</text:p>
          </table:table-cell>
          <table:table-cell table:formula="of:=[.H65]-[.J65]" office:value-type="float" office:value="0" calcext:value-type="float">
            <text:p>0</text:p>
          </table:table-cell>
          <table:table-cell table:formula="of:=([.I65] - ([.J65]*14))-[.G6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6]*100" office:value-type="float" office:value="5000" calcext:value-type="float">
            <text:p>5000</text:p>
          </table:table-cell>
          <table:table-cell table:formula="of:=[.B66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66]*(10^9)*[.E66]/8)/[.D66])" office:value-type="float" office:value="12207032" calcext:value-type="float">
            <text:p>12207032</text:p>
          </table:table-cell>
          <table:table-cell table:formula="of:=(MIN(MAX([.D66];64); 1518)- 18) *[.F66]" office:value-type="float" office:value="6030273808" calcext:value-type="float">
            <text:p>6030273808</text:p>
          </table:table-cell>
          <table:table-cell table:formula="of:=[.F66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4689265586" calcext:value-type="float">
            <text:p>4689265586</text:p>
          </table:table-cell>
          <table:table-cell office:value-type="float" office:value="9492761" calcext:value-type="float">
            <text:p>9492761</text:p>
          </table:table-cell>
          <table:table-cell table:formula="of:=[.G66]-[.K66]" office:value-type="float" office:value="1341008222" calcext:value-type="float">
            <text:p>1341008222</text:p>
          </table:table-cell>
          <table:table-cell table:formula="of:=[.H66]-[.L66]" office:value-type="float" office:value="2714271" calcext:value-type="float">
            <text:p>2714271</text:p>
          </table:table-cell>
          <table:table-cell table:formula="of:=([.M66]/[.G66])*100" office:value-type="float" office:value="22.2379325499443" calcext:value-type="float">
            <text:p>22.2379325499443</text:p>
          </table:table-cell>
          <table:table-cell table:formula="of:=100*([.N66]/[.H66])" office:value-type="float" office:value="22.2353066658628" calcext:value-type="float">
            <text:p>22.2353066658628</text:p>
          </table:table-cell>
          <table:table-cell/>
          <table:table-cell table:formula="of:=[.O66]-[.P66]" office:value-type="float" office:value="0.00262588408158138" calcext:value-type="float">
            <text:p>0.002625884081581</text:p>
          </table:table-cell>
          <table:table-cell table:formula="of:=[.H66]-[.J66]" office:value-type="float" office:value="0" calcext:value-type="float">
            <text:p>0</text:p>
          </table:table-cell>
          <table:table-cell table:formula="of:=([.I66] - ([.J66]*14))-[.G6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7]*100" office:value-type="float" office:value="5000" calcext:value-type="float">
            <text:p>5000</text:p>
          </table:table-cell>
          <table:table-cell table:formula="of:=[.B67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67]*(10^9)*[.E67]/8)/[.D67])" office:value-type="float" office:value="6103516" calcext:value-type="float">
            <text:p>6103516</text:p>
          </table:table-cell>
          <table:table-cell table:formula="of:=(MIN(MAX([.D67];64); 1518)- 18) *[.F67]" office:value-type="float" office:value="6140137096" calcext:value-type="float">
            <text:p>6140137096</text:p>
          </table:table-cell>
          <table:table-cell table:formula="of:=[.F67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6137318688" calcext:value-type="float">
            <text:p>6137318688</text:p>
          </table:table-cell>
          <table:table-cell office:value-type="float" office:value="6101120" calcext:value-type="float">
            <text:p>6101120</text:p>
          </table:table-cell>
          <table:table-cell table:formula="of:=[.G67]-[.K67]" office:value-type="float" office:value="2818408" calcext:value-type="float">
            <text:p>2818408</text:p>
          </table:table-cell>
          <table:table-cell table:formula="of:=[.H67]-[.L67]" office:value-type="float" office:value="2396" calcext:value-type="float">
            <text:p>2396</text:p>
          </table:table-cell>
          <table:table-cell table:formula="of:=([.M67]/[.G67])*100" office:value-type="float" office:value="0.0459013855217672" calcext:value-type="float">
            <text:p>0.045901385521767</text:p>
          </table:table-cell>
          <table:table-cell table:formula="of:=100*([.N67]/[.H67])" office:value-type="float" office:value="0.0392560615881076" calcext:value-type="float">
            <text:p>0.039256061588108</text:p>
          </table:table-cell>
          <table:table-cell/>
          <table:table-cell table:formula="of:=[.O67]-[.P67]" office:value-type="float" office:value="0.0066453239336596" calcext:value-type="float">
            <text:p>0.00664532393366</text:p>
          </table:table-cell>
          <table:table-cell table:formula="of:=[.H67]-[.J67]" office:value-type="float" office:value="0" calcext:value-type="float">
            <text:p>0</text:p>
          </table:table-cell>
          <table:table-cell table:formula="of:=([.I67] - ([.J67]*14))-[.G6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69]*100" office:value-type="float" office:value="7500" calcext:value-type="float">
            <text:p>7500</text:p>
          </table:table-cell>
          <table:table-cell table:formula="of:=[.B69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69]*(10^9)*[.E69]/8)/[.D69])" office:value-type="float" office:value="146484375" calcext:value-type="float">
            <text:p>146484375</text:p>
          </table:table-cell>
          <table:table-cell table:formula="of:=(MIN(MAX([.D69];64); 1518)- 18) *[.F69]" office:value-type="float" office:value="6738281250" calcext:value-type="float">
            <text:p>6738281250</text:p>
          </table:table-cell>
          <table:table-cell table:formula="of:=[.F69]" office:value-type="float" office:value="146484375" calcext:value-type="float">
            <text:p>146484375</text:p>
          </table:table-cell>
          <table:table-cell office:value-type="string" calcext:value-type="string">
            <text:p>#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822769726" calcext:value-type="float">
            <text:p>822769726</text:p>
          </table:table-cell>
          <table:table-cell office:value-type="float" office:value="17885640" calcext:value-type="float">
            <text:p>17885640</text:p>
          </table:table-cell>
          <table:table-cell table:formula="of:=[.G69]-[.K69]" office:value-type="float" office:value="5915511524" calcext:value-type="float">
            <text:p>5915511524</text:p>
          </table:table-cell>
          <table:table-cell table:formula="of:=[.H69]-[.L69]" office:value-type="float" office:value="128598735" calcext:value-type="float">
            <text:p>128598735</text:p>
          </table:table-cell>
          <table:table-cell table:formula="of:=([.M69]/[.G69])*100" office:value-type="float" office:value="87.7896202982029" calcext:value-type="float">
            <text:p>87.7896202982029</text:p>
          </table:table-cell>
          <table:table-cell table:formula="of:=100*([.N69]/[.H69])" office:value-type="float" office:value="87.79006976" calcext:value-type="float">
            <text:p>87.79006976</text:p>
          </table:table-cell>
          <table:table-cell/>
          <table:table-cell table:formula="of:=[.O69]-[.P69]" office:value-type="float" office:value="-0.000449461797103368" calcext:value-type="float">
            <text:p>-0.000449461797103</text:p>
          </table:table-cell>
          <table:table-cell table:formula="of:=[.H69]-[.J69]" office:value-type="float" office:value="0" calcext:value-type="float">
            <text:p>0</text:p>
          </table:table-cell>
          <table:table-cell table:formula="of:=([.I69] - ([.J69]*14))-[.G6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0]*100" office:value-type="float" office:value="7500" calcext:value-type="float">
            <text:p>7500</text:p>
          </table:table-cell>
          <table:table-cell table:formula="of:=[.B70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70]*(10^9)*[.E70]/8)/[.D70])" office:value-type="float" office:value="73242188" calcext:value-type="float">
            <text:p>73242188</text:p>
          </table:table-cell>
          <table:table-cell table:formula="of:=(MIN(MAX([.D70];64); 1518)- 18) *[.F70]" office:value-type="float" office:value="8056640680" calcext:value-type="float">
            <text:p>8056640680</text:p>
          </table:table-cell>
          <table:table-cell table:formula="of:=[.F70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1724281942" calcext:value-type="float">
            <text:p>1724281942</text:p>
          </table:table-cell>
          <table:table-cell office:value-type="float" office:value="15675233" calcext:value-type="float">
            <text:p>15675233</text:p>
          </table:table-cell>
          <table:table-cell table:formula="of:=[.G70]-[.K70]" office:value-type="float" office:value="6332358738" calcext:value-type="float">
            <text:p>6332358738</text:p>
          </table:table-cell>
          <table:table-cell table:formula="of:=[.H70]-[.L70]" office:value-type="float" office:value="57566955" calcext:value-type="float">
            <text:p>57566955</text:p>
          </table:table-cell>
          <table:table-cell table:formula="of:=([.M70]/[.G70])*100" office:value-type="float" office:value="78.5980036781285" calcext:value-type="float">
            <text:p>78.5980036781285</text:p>
          </table:table-cell>
          <table:table-cell table:formula="of:=100*([.N70]/[.H70])" office:value-type="float" office:value="78.5980820234371" calcext:value-type="float">
            <text:p>78.5980820234371</text:p>
          </table:table-cell>
          <table:table-cell/>
          <table:table-cell table:formula="of:=[.O70]-[.P70]" office:value-type="float" office:value="-0.0000783453085517749" calcext:value-type="float">
            <text:p>-7.83453085517749E-05</text:p>
          </table:table-cell>
          <table:table-cell table:formula="of:=[.H70]-[.J70]" office:value-type="float" office:value="0" calcext:value-type="float">
            <text:p>0</text:p>
          </table:table-cell>
          <table:table-cell table:formula="of:=([.I70] - ([.J70]*14))-[.G7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1]*100" office:value-type="float" office:value="7500" calcext:value-type="float">
            <text:p>7500</text:p>
          </table:table-cell>
          <table:table-cell table:formula="of:=[.B71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71]*(10^9)*[.E71]/8)/[.D71])" office:value-type="float" office:value="36621094" calcext:value-type="float">
            <text:p>36621094</text:p>
          </table:table-cell>
          <table:table-cell table:formula="of:=(MIN(MAX([.D71];64); 1518)- 18) *[.F71]" office:value-type="float" office:value="8715820372" calcext:value-type="float">
            <text:p>8715820372</text:p>
          </table:table-cell>
          <table:table-cell table:formula="of:=[.F71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3505232628" calcext:value-type="float">
            <text:p>3505232628</text:p>
          </table:table-cell>
          <table:table-cell office:value-type="float" office:value="14728000" calcext:value-type="float">
            <text:p>14728000</text:p>
          </table:table-cell>
          <table:table-cell table:formula="of:=[.G71]-[.K71]" office:value-type="float" office:value="5210587744" calcext:value-type="float">
            <text:p>5210587744</text:p>
          </table:table-cell>
          <table:table-cell table:formula="of:=[.H71]-[.L71]" office:value-type="float" office:value="21893094" calcext:value-type="float">
            <text:p>21893094</text:p>
          </table:table-cell>
          <table:table-cell table:formula="of:=([.M71]/[.G71])*100" office:value-type="float" office:value="59.7831015510516" calcext:value-type="float">
            <text:p>59.7831015510516</text:p>
          </table:table-cell>
          <table:table-cell table:formula="of:=100*([.N71]/[.H71])" office:value-type="float" office:value="59.7827416078832" calcext:value-type="float">
            <text:p>59.7827416078832</text:p>
          </table:table-cell>
          <table:table-cell/>
          <table:table-cell table:formula="of:=[.O71]-[.P71]" office:value-type="float" office:value="0.000359943168412258" calcext:value-type="float">
            <text:p>0.000359943168412</text:p>
          </table:table-cell>
          <table:table-cell table:formula="of:=[.H71]-[.J71]" office:value-type="float" office:value="0" calcext:value-type="float">
            <text:p>0</text:p>
          </table:table-cell>
          <table:table-cell table:formula="of:=([.I71] - ([.J71]*14))-[.G7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2]*100" office:value-type="float" office:value="7500" calcext:value-type="float">
            <text:p>7500</text:p>
          </table:table-cell>
          <table:table-cell table:formula="of:=[.B72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72]*(10^9)*[.E72]/8)/[.D72])" office:value-type="float" office:value="18310547" calcext:value-type="float">
            <text:p>18310547</text:p>
          </table:table-cell>
          <table:table-cell table:formula="of:=(MIN(MAX([.D72];64); 1518)- 18) *[.F72]" office:value-type="float" office:value="9045410218" calcext:value-type="float">
            <text:p>9045410218</text:p>
          </table:table-cell>
          <table:table-cell table:formula="of:=[.F72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6432777840" calcext:value-type="float">
            <text:p>6432777840</text:p>
          </table:table-cell>
          <table:table-cell office:value-type="float" office:value="13022135" calcext:value-type="float">
            <text:p>13022135</text:p>
          </table:table-cell>
          <table:table-cell table:formula="of:=[.G72]-[.K72]" office:value-type="float" office:value="2612632378" calcext:value-type="float">
            <text:p>2612632378</text:p>
          </table:table-cell>
          <table:table-cell table:formula="of:=[.H72]-[.L72]" office:value-type="float" office:value="5288412" calcext:value-type="float">
            <text:p>5288412</text:p>
          </table:table-cell>
          <table:table-cell table:formula="of:=([.M72]/[.G72])*100" office:value-type="float" office:value="28.8835145674319" calcext:value-type="float">
            <text:p>28.8835145674319</text:p>
          </table:table-cell>
          <table:table-cell table:formula="of:=100*([.N72]/[.H72])" office:value-type="float" office:value="28.8817805388337" calcext:value-type="float">
            <text:p>28.8817805388337</text:p>
          </table:table-cell>
          <table:table-cell/>
          <table:table-cell table:formula="of:=[.O72]-[.P72]" office:value-type="float" office:value="0.00173402859815042" calcext:value-type="float">
            <text:p>0.00173402859815</text:p>
          </table:table-cell>
          <table:table-cell table:formula="of:=[.H72]-[.J72]" office:value-type="float" office:value="0" calcext:value-type="float">
            <text:p>0</text:p>
          </table:table-cell>
          <table:table-cell table:formula="of:=([.I72] - ([.J72]*14))-[.G7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3]*100" office:value-type="float" office:value="7500" calcext:value-type="float">
            <text:p>7500</text:p>
          </table:table-cell>
          <table:table-cell table:formula="of:=[.B73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73]*(10^9)*[.E73]/8)/[.D73])" office:value-type="float" office:value="9155274" calcext:value-type="float">
            <text:p>9155274</text:p>
          </table:table-cell>
          <table:table-cell table:formula="of:=(MIN(MAX([.D73];64); 1518)- 18) *[.F73]" office:value-type="float" office:value="9210205644" calcext:value-type="float">
            <text:p>9210205644</text:p>
          </table:table-cell>
          <table:table-cell table:formula="of:=[.F73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9168300202" calcext:value-type="float">
            <text:p>9168300202</text:p>
          </table:table-cell>
          <table:table-cell office:value-type="float" office:value="9113993" calcext:value-type="float">
            <text:p>9113993</text:p>
          </table:table-cell>
          <table:table-cell table:formula="of:=[.G73]-[.K73]" office:value-type="float" office:value="41905442" calcext:value-type="float">
            <text:p>41905442</text:p>
          </table:table-cell>
          <table:table-cell table:formula="of:=[.H73]-[.L73]" office:value-type="float" office:value="41281" calcext:value-type="float">
            <text:p>41281</text:p>
          </table:table-cell>
          <table:table-cell table:formula="of:=([.M73]/[.G73])*100" office:value-type="float" office:value="0.45498921109649" calcext:value-type="float">
            <text:p>0.45498921109649</text:p>
          </table:table-cell>
          <table:table-cell table:formula="of:=100*([.N73]/[.H73])" office:value-type="float" office:value="0.450898574963458" calcext:value-type="float">
            <text:p>0.450898574963458</text:p>
          </table:table-cell>
          <table:table-cell/>
          <table:table-cell table:formula="of:=[.O73]-[.P73]" office:value-type="float" office:value="0.00409063613303184" calcext:value-type="float">
            <text:p>0.004090636133032</text:p>
          </table:table-cell>
          <table:table-cell table:formula="of:=[.H73]-[.J73]" office:value-type="float" office:value="0" calcext:value-type="float">
            <text:p>0</text:p>
          </table:table-cell>
          <table:table-cell table:formula="of:=([.I73] - ([.J73]*14))-[.G7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5]*100" office:value-type="float" office:value="10000" calcext:value-type="float">
            <text:p>10000</text:p>
          </table:table-cell>
          <table:table-cell table:formula="of:=[.B75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75]*(10^9)*[.E75]/8)/[.D75])" office:value-type="float" office:value="195312500" calcext:value-type="float">
            <text:p>195312500</text:p>
          </table:table-cell>
          <table:table-cell table:formula="of:=(MIN(MAX([.D75];64); 1518)- 18) *[.F75]" office:value-type="float" office:value="8984375000" calcext:value-type="float">
            <text:p>8984375000</text:p>
          </table:table-cell>
          <table:table-cell table:formula="of:=[.F75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822621726" calcext:value-type="float">
            <text:p>822621726</text:p>
          </table:table-cell>
          <table:table-cell office:value-type="float" office:value="17882812" calcext:value-type="float">
            <text:p>17882812</text:p>
          </table:table-cell>
          <table:table-cell table:formula="of:=[.G75]-[.K75]" office:value-type="float" office:value="8161753274" calcext:value-type="float">
            <text:p>8161753274</text:p>
          </table:table-cell>
          <table:table-cell table:formula="of:=[.H75]-[.L75]" office:value-type="float" office:value="177429688" calcext:value-type="float">
            <text:p>177429688</text:p>
          </table:table-cell>
          <table:table-cell table:formula="of:=([.M75]/[.G75])*100" office:value-type="float" office:value="90.843862528" calcext:value-type="float">
            <text:p>90.843862528</text:p>
          </table:table-cell>
          <table:table-cell table:formula="of:=100*([.N75]/[.H75])" office:value-type="float" office:value="90.844000256" calcext:value-type="float">
            <text:p>90.844000256</text:p>
          </table:table-cell>
          <table:table-cell/>
          <table:table-cell table:formula="of:=[.O75]-[.P75]" office:value-type="float" office:value="-0.00013772799999856" calcext:value-type="float">
            <text:p>-0.000137727999999</text:p>
          </table:table-cell>
          <table:table-cell table:formula="of:=[.H75]-[.J75]" office:value-type="float" office:value="0" calcext:value-type="float">
            <text:p>0</text:p>
          </table:table-cell>
          <table:table-cell table:formula="of:=([.I75] - ([.J75]*14))-[.G7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]*100" office:value-type="float" office:value="10000" calcext:value-type="float">
            <text:p>10000</text:p>
          </table:table-cell>
          <table:table-cell table:formula="of:=[.B76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76]*(10^9)*[.E76]/8)/[.D76])" office:value-type="float" office:value="97656250" calcext:value-type="float">
            <text:p>97656250</text:p>
          </table:table-cell>
          <table:table-cell table:formula="of:=(MIN(MAX([.D76];64); 1518)- 18) *[.F76]" office:value-type="float" office:value="10742187500" calcext:value-type="float">
            <text:p>10742187500</text:p>
          </table:table-cell>
          <table:table-cell table:formula="of:=[.F76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724870293" calcext:value-type="float">
            <text:p>1724870293</text:p>
          </table:table-cell>
          <table:table-cell office:value-type="float" office:value="15679948" calcext:value-type="float">
            <text:p>15679948</text:p>
          </table:table-cell>
          <table:table-cell table:formula="of:=[.G76]-[.K76]" office:value-type="float" office:value="9017317207" calcext:value-type="float">
            <text:p>9017317207</text:p>
          </table:table-cell>
          <table:table-cell table:formula="of:=[.H76]-[.L76]" office:value-type="float" office:value="81976302" calcext:value-type="float">
            <text:p>81976302</text:p>
          </table:table-cell>
          <table:table-cell table:formula="of:=([.M76]/[.G76])*100" office:value-type="float" office:value="83.9430256360727" calcext:value-type="float">
            <text:p>83.9430256360727</text:p>
          </table:table-cell>
          <table:table-cell table:formula="of:=100*([.N76]/[.H76])" office:value-type="float" office:value="83.943733248" calcext:value-type="float">
            <text:p>83.943733248</text:p>
          </table:table-cell>
          <table:table-cell/>
          <table:table-cell table:formula="of:=[.O76]-[.P76]" office:value-type="float" office:value="-0.000707611927268204" calcext:value-type="float">
            <text:p>-0.000707611927268</text:p>
          </table:table-cell>
          <table:table-cell table:formula="of:=[.H76]-[.J76]" office:value-type="float" office:value="0" calcext:value-type="float">
            <text:p>0</text:p>
          </table:table-cell>
          <table:table-cell table:formula="of:=([.I76] - ([.J76]*14))-[.G7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7]*100" office:value-type="float" office:value="10000" calcext:value-type="float">
            <text:p>10000</text:p>
          </table:table-cell>
          <table:table-cell table:formula="of:=[.B77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77]*(10^9)*[.E77]/8)/[.D77])" office:value-type="float" office:value="48828125" calcext:value-type="float">
            <text:p>48828125</text:p>
          </table:table-cell>
          <table:table-cell table:formula="of:=(MIN(MAX([.D77];64); 1518)- 18) *[.F77]" office:value-type="float" office:value="11621093750" calcext:value-type="float">
            <text:p>11621093750</text:p>
          </table:table-cell>
          <table:table-cell table:formula="of:=[.F77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3447800632" calcext:value-type="float">
            <text:p>3447800632</text:p>
          </table:table-cell>
          <table:table-cell office:value-type="float" office:value="14486661" calcext:value-type="float">
            <text:p>14486661</text:p>
          </table:table-cell>
          <table:table-cell table:formula="of:=[.G77]-[.K77]" office:value-type="float" office:value="8173293118" calcext:value-type="float">
            <text:p>8173293118</text:p>
          </table:table-cell>
          <table:table-cell table:formula="of:=[.H77]-[.L77]" office:value-type="float" office:value="34341464" calcext:value-type="float">
            <text:p>34341464</text:p>
          </table:table-cell>
          <table:table-cell table:formula="of:=([.M77]/[.G77])*100" office:value-type="float" office:value="70.3315306960672" calcext:value-type="float">
            <text:p>70.3315306960672</text:p>
          </table:table-cell>
          <table:table-cell table:formula="of:=100*([.N77]/[.H77])" office:value-type="float" office:value="70.331318272" calcext:value-type="float">
            <text:p>70.331318272</text:p>
          </table:table-cell>
          <table:table-cell/>
          <table:table-cell table:formula="of:=[.O77]-[.P77]" office:value-type="float" office:value="0.000212424067214556" calcext:value-type="float">
            <text:p>0.000212424067215</text:p>
          </table:table-cell>
          <table:table-cell table:formula="of:=[.H77]-[.J77]" office:value-type="float" office:value="0" calcext:value-type="float">
            <text:p>0</text:p>
          </table:table-cell>
          <table:table-cell table:formula="of:=([.I77] - ([.J77]*14))-[.G7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8]*100" office:value-type="float" office:value="10000" calcext:value-type="float">
            <text:p>10000</text:p>
          </table:table-cell>
          <table:table-cell table:formula="of:=[.B78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78]*(10^9)*[.E78]/8)/[.D78])" office:value-type="float" office:value="24414063" calcext:value-type="float">
            <text:p>24414063</text:p>
          </table:table-cell>
          <table:table-cell table:formula="of:=(MIN(MAX([.D78];64); 1518)- 18) *[.F78]" office:value-type="float" office:value="12060547122" calcext:value-type="float">
            <text:p>12060547122</text:p>
          </table:table-cell>
          <table:table-cell table:formula="of:=[.F78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6343245138" calcext:value-type="float">
            <text:p>6343245138</text:p>
          </table:table-cell>
          <table:table-cell office:value-type="float" office:value="12840859" calcext:value-type="float">
            <text:p>12840859</text:p>
          </table:table-cell>
          <table:table-cell table:formula="of:=[.G78]-[.K78]" office:value-type="float" office:value="5717301984" calcext:value-type="float">
            <text:p>5717301984</text:p>
          </table:table-cell>
          <table:table-cell table:formula="of:=[.H78]-[.L78]" office:value-type="float" office:value="11573204" calcext:value-type="float">
            <text:p>11573204</text:p>
          </table:table-cell>
          <table:table-cell table:formula="of:=([.M78]/[.G78])*100" office:value-type="float" office:value="47.4049968559959" calcext:value-type="float">
            <text:p>47.4049968559959</text:p>
          </table:table-cell>
          <table:table-cell table:formula="of:=100*([.N78]/[.H78])" office:value-type="float" office:value="47.4038426131693" calcext:value-type="float">
            <text:p>47.4038426131693</text:p>
          </table:table-cell>
          <table:table-cell/>
          <table:table-cell table:formula="of:=[.O78]-[.P78]" office:value-type="float" office:value="0.00115424282656562" calcext:value-type="float">
            <text:p>0.001154242826566</text:p>
          </table:table-cell>
          <table:table-cell table:formula="of:=[.H78]-[.J78]" office:value-type="float" office:value="0" calcext:value-type="float">
            <text:p>0</text:p>
          </table:table-cell>
          <table:table-cell table:formula="of:=([.I78] - ([.J78]*14))-[.G7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9]*100" office:value-type="float" office:value="10000" calcext:value-type="float">
            <text:p>10000</text:p>
          </table:table-cell>
          <table:table-cell table:formula="of:=[.B79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79]*(10^9)*[.E79]/8)/[.D79])" office:value-type="float" office:value="12207032" calcext:value-type="float">
            <text:p>12207032</text:p>
          </table:table-cell>
          <table:table-cell table:formula="of:=(MIN(MAX([.D79];64); 1518)- 18) *[.F79]" office:value-type="float" office:value="12280274192" calcext:value-type="float">
            <text:p>12280274192</text:p>
          </table:table-cell>
          <table:table-cell table:formula="of:=[.F79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9149438450" calcext:value-type="float">
            <text:p>9149438450</text:p>
          </table:table-cell>
          <table:table-cell office:value-type="float" office:value="9095231" calcext:value-type="float">
            <text:p>9095231</text:p>
          </table:table-cell>
          <table:table-cell table:formula="of:=[.G79]-[.K79]" office:value-type="float" office:value="3130835742" calcext:value-type="float">
            <text:p>3130835742</text:p>
          </table:table-cell>
          <table:table-cell table:formula="of:=[.H79]-[.L79]" office:value-type="float" office:value="3111801" calcext:value-type="float">
            <text:p>3111801</text:p>
          </table:table-cell>
          <table:table-cell table:formula="of:=([.M79]/[.G79])*100" office:value-type="float" office:value="25.494835807816" calcext:value-type="float">
            <text:p>25.494835807816</text:p>
          </table:table-cell>
          <table:table-cell table:formula="of:=100*([.N79]/[.H79])" office:value-type="float" office:value="25.4918722257794" calcext:value-type="float">
            <text:p>25.4918722257794</text:p>
          </table:table-cell>
          <table:table-cell/>
          <table:table-cell table:formula="of:=[.O79]-[.P79]" office:value-type="float" office:value="0.00296358203660319" calcext:value-type="float">
            <text:p>0.002963582036603</text:p>
          </table:table-cell>
          <table:table-cell table:formula="of:=[.H79]-[.J79]" office:value-type="float" office:value="0" calcext:value-type="float">
            <text:p>0</text:p>
          </table:table-cell>
          <table:table-cell table:formula="of:=([.I79] - ([.J79]*14))-[.G79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7"/>
          <table:table-cell table:style-name="ce3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1:34:13.514789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9:04:08.672476507</meta:creation-date>
    <dc:date>2020-04-12T14:06:06.907123015</dc:date>
    <meta:editing-duration>PT1H2M26S</meta:editing-duration>
    <meta:editing-cycles>5</meta:editing-cycles>
    <meta:generator>LibreOffice/6.0.7.3$Linux_X86_64 LibreOffice_project/00m0$Build-3</meta:generator>
    <meta:document-statistic meta:table-count="1" meta:cell-count="1238" meta:object-count="0"/>
  </office:meta>
</office:document-meta>
</file>